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enturySchoolbook" svg:font-family="CenturySchoolbook" style:font-family-generic="roman"/>
    <style:font-face style:name="TimesNewRomanPSMT" svg:font-family="TimesNewRomanPSMT" style:font-family-generic="roman"/>
    <style:font-face style:name="Helvetica-Bold" svg:font-family="Helvetica-Bold" style:font-family-generic="swiss"/>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erif" svg:font-family="'DejaVu Serif'" style:font-family-generic="roman" style:font-pitch="variable"/>
    <style:font-face style:name="Bitstream Vera Sans" svg:font-family="'Bitstream Vera Sans'" style:font-family-generic="swiss" style:font-pitch="variable"/>
    <style:font-face style:name="Courier 10 Pitch" svg:font-family="'Courier 10 Pitch'" style:font-family-generic="swiss" style:font-pitch="variable"/>
    <style:font-face style:name="DejaVu Serif1" svg:font-family="'DejaVu Serif'" style:font-family-generic="swiss" style:font-pitch="variable"/>
  </office:font-face-decls>
  <office:automatic-styles>
    <style:style style:name="Tabela4" style:family="table">
      <style:table-properties style:width="6.9271in" fo:margin-left="0in" fo:margin-right="-0.0021in" table:align="margins" fo:keep-with-next="always"/>
    </style:style>
    <style:style style:name="Tabela4.A" style:family="table-column">
      <style:table-column-properties style:column-width="0.8653in" style:rel-column-width="8187*"/>
    </style:style>
    <style:style style:name="Tabela4.B" style:family="table-column">
      <style:table-column-properties style:column-width="1.125in" style:rel-column-width="10645*"/>
    </style:style>
    <style:style style:name="Tabela4.C" style:family="table-column">
      <style:table-column-properties style:column-width="1.1667in" style:rel-column-width="11039*"/>
    </style:style>
    <style:style style:name="Tabela4.D" style:family="table-column">
      <style:table-column-properties style:column-width="3.7694in" style:rel-column-width="35664*"/>
    </style:style>
    <style:style style:name="Tabela4.A1" style:family="table-cell">
      <style:table-cell-properties fo:padding="0.0382in" fo:border-left="0.05pt solid #000000" fo:border-right="none" fo:border-top="0.05pt solid #000000" fo:border-bottom="0.05pt solid #000000"/>
    </style:style>
    <style:style style:name="Tabela4.D1" style:family="table-cell">
      <style:table-cell-properties fo:padding="0.0382in" fo:border="0.05pt solid #000000"/>
    </style:style>
    <style:style style:name="Tabela4.A2" style:family="table-cell">
      <style:table-cell-properties fo:padding="0.0382in" fo:border-left="0.05pt solid #000000" fo:border-right="none" fo:border-top="none" fo:border-bottom="0.05pt solid #000000"/>
    </style:style>
    <style:style style:name="Tabela4.D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fo:keep-with-next="always"/>
    </style:style>
    <style:style style:name="Table21.A" style:family="table-column">
      <style:table-column-properties style:column-width="0.8653in" style:rel-column-width="8187*"/>
    </style:style>
    <style:style style:name="Table21.B" style:family="table-column">
      <style:table-column-properties style:column-width="1.7083in" style:rel-column-width="16164*"/>
    </style:style>
    <style:style style:name="Table21.C" style:family="table-column">
      <style:table-column-properties style:column-width="4.3535in" style:rel-column-width="41184*"/>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style:font-name="DejaVu Serif"/>
    </style:style>
    <style:style style:name="P6" style:family="paragraph" style:parent-style-name="Standard">
      <style:paragraph-properties fo:text-align="center" style:justify-single-word="false"/>
      <style:text-properties style:font-name="DejaVu Serif" fo:font-size="18pt" style:font-size-asian="18pt" style:font-size-complex="18pt"/>
    </style:style>
    <style:style style:name="P7" style:family="paragraph" style:parent-style-name="Standard">
      <style:text-properties style:font-name="DejaVu Serif" fo:font-size="16pt" fo:font-weight="bold" style:font-size-asian="16pt" style:font-weight-asian="bold" style:font-size-complex="16pt" style:font-weight-complex="bold"/>
    </style:style>
    <style:style style:name="P8" style:family="paragraph" style:parent-style-name="Standard">
      <style:text-properties style:font-name="DejaVu Serif" fo:font-size="32pt" style:font-size-asian="32pt" style:font-size-complex="32pt"/>
    </style:style>
    <style:style style:name="P9" style:family="paragraph" style:parent-style-name="Standard">
      <style:paragraph-properties fo:text-align="justify" style:justify-single-word="false"/>
      <style:text-properties style:font-name="DejaVu Serif"/>
    </style:style>
    <style:style style:name="P10" style:family="paragraph" style:parent-style-name="Standard">
      <style:paragraph-properties fo:text-align="justify" style:justify-single-word="false"/>
      <style:text-properties style:font-name="DejaVu Serif" officeooo:paragraph-rsid="001a6e71"/>
    </style:style>
    <style:style style:name="P11" style:family="paragraph" style:parent-style-name="Standard">
      <style:paragraph-properties fo:text-align="justify" style:justify-single-word="false"/>
      <style:text-properties style:font-name="DejaVu Serif" officeooo:paragraph-rsid="0020813c"/>
    </style:style>
    <style:style style:name="P12" style:family="paragraph" style:parent-style-name="Standard">
      <style:text-properties style:font-name="DejaVu Serif" fo:font-size="12pt" style:font-name-asian="TimesNewRomanPSMT" style:font-size-asian="12pt" style:font-name-complex="TimesNewRomanPSMT" style:font-size-complex="12pt"/>
    </style:style>
    <style:style style:name="P13" style:family="paragraph" style:parent-style-name="Standard">
      <style:paragraph-properties fo:text-align="justify" style:justify-single-word="false"/>
      <style:text-properties style:font-name="DejaVu Serif" fo:font-size="12pt" style:font-name-asian="TimesNewRomanPSMT" style:font-size-asian="12pt" style:font-name-complex="TimesNewRomanPSMT" style:font-size-complex="12pt"/>
    </style:style>
    <style:style style:name="P14" style:family="paragraph" style:parent-style-name="Standard">
      <style:text-properties style:font-name="DejaVu Serif" fo:font-size="12pt" style:font-name-asian="Helvetica-Bold" style:font-size-asian="12pt" style:font-name-complex="Helvetica-Bold" style:font-size-complex="12pt"/>
    </style:style>
    <style:style style:name="P15" style:family="paragraph" style:parent-style-name="Standard">
      <style:text-properties style:font-name="DejaVu Serif" fo:font-size="10pt" style:font-size-asian="10pt" style:font-size-complex="10pt"/>
    </style:style>
    <style:style style:name="P16" style:family="paragraph" style:parent-style-name="Standard">
      <style:paragraph-properties fo:text-align="justify" style:justify-single-word="false"/>
      <style:text-properties style:font-name="DejaVu Serif" fo:font-size="10pt" style:font-size-asian="10pt" style:font-size-complex="10pt"/>
    </style:style>
    <style:style style:name="P17" style:family="paragraph" style:parent-style-name="Standard">
      <style:paragraph-properties fo:text-align="justify"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center" style:justify-single-word="false"/>
      <style:text-properties style:font-name="DejaVu Serif"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9" style:family="paragraph" style:parent-style-name="Standard">
      <style:text-properties style:font-name="DejaVu Serif" fo:font-style="normal" style:font-style-asian="normal" style:font-style-complex="normal"/>
    </style:style>
    <style:style style:name="P20" style:family="paragraph" style:parent-style-name="Standard">
      <style:paragraph-properties fo:text-align="justify" style:justify-single-word="false"/>
      <style:text-properties style:font-name="DejaVu Serif" fo:font-weight="bold" style:font-weight-asian="bold" style:font-weight-complex="bold"/>
    </style:style>
    <style:style style:name="P21" style:family="paragraph" style:parent-style-name="Standard">
      <style:paragraph-properties fo:text-align="justify" style:justify-single-word="false"/>
      <style:text-properties style:font-name="DejaVu Serif" fo:font-weight="bold" officeooo:paragraph-rsid="0019ed33" style:font-weight-asian="bold" style:font-weight-complex="bold"/>
    </style:style>
    <style:style style:name="P22" style:family="paragraph" style:parent-style-name="Standard">
      <style:text-properties style:font-name="DejaVu Serif" officeooo:paragraph-rsid="001cb660"/>
    </style:style>
    <style:style style:name="P23" style:family="paragraph" style:parent-style-name="Standard">
      <style:text-properties style:font-name="Courier 10 Pitch" fo:font-weight="bold" style:font-weight-asian="bold" style:font-weight-complex="bold"/>
    </style:style>
    <style:style style:name="P24" style:family="paragraph" style:parent-style-name="Standard">
      <style:paragraph-properties fo:text-align="justify" style:justify-single-word="false"/>
      <style:text-properties style:font-name="Courier 10 Pitch" fo:font-weight="bold" style:font-weight-asian="bold" style:font-weight-complex="bold"/>
    </style:style>
    <style:style style:name="P25" style:family="paragraph" style:parent-style-name="Standard">
      <style:text-properties style:font-name="Courier 10 Pitch" fo:font-style="italic" style:font-style-asian="italic" style:font-style-complex="italic"/>
    </style:style>
    <style:style style:name="P26" style:family="paragraph" style:parent-style-name="Standard">
      <style:text-properties style:font-name="Courier 10 Pitch" fo:font-style="normal" style:font-style-asian="normal" style:font-style-complex="normal"/>
    </style:style>
    <style:style style:name="P27" style:family="paragraph" style:parent-style-name="Standard">
      <style:paragraph-properties fo:text-align="justify" style:justify-single-word="false"/>
      <style:text-properties style:font-name="Courier 10 Pitch"/>
    </style:style>
    <style:style style:name="P28" style:family="paragraph" style:parent-style-name="Standard">
      <style:paragraph-properties fo:text-align="justify" style:justify-single-word="false"/>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text-align="justify" style:justify-single-word="false"/>
      <style:text-properties style:use-window-font-color="true" style:font-name="DejaVu Serif"/>
    </style:style>
    <style:style style:name="P30" style:family="paragraph" style:parent-style-name="Standard">
      <style:paragraph-properties fo:text-align="justify" style:justify-single-word="false"/>
      <style:text-properties style:use-window-font-color="true" style:font-name="Courier 10 Pitch"/>
    </style:style>
    <style:style style:name="P31" style:family="paragraph" style:parent-style-name="Standard">
      <style:paragraph-properties fo:text-align="justify" style:justify-single-word="false"/>
      <style:text-properties style:font-name="DejaVu Serif1"/>
    </style:style>
    <style:style style:name="P32" style:family="paragraph" style:parent-style-name="Standard">
      <style:paragraph-properties fo:text-align="justify" style:justify-single-word="false"/>
      <style:text-properties style:font-name="DejaVu Serif1" officeooo:paragraph-rsid="001fb52b"/>
    </style:style>
    <style:style style:name="P33" style:family="paragraph" style:parent-style-name="Standard">
      <style:paragraph-properties fo:text-align="justify" style:justify-single-word="false"/>
      <style:text-properties style:font-name="DejaVu Serif1" officeooo:paragraph-rsid="0020813c"/>
    </style:style>
    <style:style style:name="P34" style:family="paragraph" style:parent-style-name="Standard">
      <style:paragraph-properties fo:text-align="justify" style:justify-single-word="false" fo:break-before="page"/>
      <style:text-properties style:font-name="DejaVu Serif" fo:font-size="10pt" style:font-name-asian="TimesNewRomanPSMT" style:font-size-asian="10pt" style:font-name-complex="TimesNewRomanPSMT" style:font-size-complex="10pt"/>
    </style:style>
    <style:style style:name="P35" style:family="paragraph" style:parent-style-name="Sem_20_Título1">
      <style:paragraph-properties fo:break-before="page"/>
      <style:text-properties style:font-name="DejaVu Serif1" fo:font-size="20pt" fo:font-style="italic" style:font-size-asian="20pt" style:font-style-asian="italic" style:font-size-complex="20pt" style:font-style-complex="italic"/>
    </style:style>
    <style:style style:name="P36" style:family="paragraph" style:parent-style-name="Sem_20_Título1">
      <style:paragraph-properties fo:break-before="page"/>
      <style:text-properties style:font-name="DejaVu Serif" fo:font-size="20pt" fo:font-style="italic" style:font-size-asian="20pt" style:font-style-asian="italic" style:font-size-complex="20pt" style:font-style-complex="italic"/>
    </style:style>
    <style:style style:name="P37" style:family="paragraph" style:parent-style-name="Text_20_body">
      <style:paragraph-properties fo:text-align="center" style:justify-single-word="false"/>
    </style:style>
    <style:style style:name="P38" style:family="paragraph" style:parent-style-name="Text_20_body">
      <style:text-properties style:font-name="DejaVu Serif"/>
    </style:style>
    <style:style style:name="P39" style:family="paragraph" style:parent-style-name="Text_20_body">
      <style:paragraph-properties fo:text-align="justify" style:justify-single-word="false"/>
      <style:text-properties style:font-name="DejaVu Serif"/>
    </style:style>
    <style:style style:name="P40" style:family="paragraph" style:parent-style-name="Text_20_body">
      <style:paragraph-properties fo:text-align="justify" style:justify-single-word="false"/>
      <style:text-properties style:font-name="DejaVu Serif" officeooo:paragraph-rsid="00191f6d"/>
    </style:style>
    <style:style style:name="P41" style:family="paragraph" style:parent-style-name="Text_20_body">
      <style:paragraph-properties fo:text-align="justify" style:justify-single-word="false"/>
      <style:text-properties style:font-name="DejaVu Serif" officeooo:paragraph-rsid="001cb660"/>
    </style:style>
    <style:style style:name="P42" style:family="paragraph" style:parent-style-name="Text_20_body">
      <style:paragraph-properties fo:text-align="justify" style:justify-single-word="false"/>
      <style:text-properties style:font-name="DejaVu Serif" officeooo:paragraph-rsid="001fb52b"/>
    </style:style>
    <style:style style:name="P43" style:family="paragraph" style:parent-style-name="Text_20_body">
      <style:paragraph-properties fo:text-align="justify" style:justify-single-word="false"/>
      <style:text-properties style:font-name="DejaVu Serif" officeooo:paragraph-rsid="0020813c"/>
    </style:style>
    <style:style style:name="P44" style:family="paragraph" style:parent-style-name="Text_20_body">
      <style:paragraph-properties fo:text-align="justify" style:justify-single-word="false"/>
      <style:text-properties style:font-name="DejaVu Serif" fo:font-size="12pt" style:font-name-asian="CenturySchoolbook" style:font-size-asian="12pt" style:font-name-complex="CenturySchoolbook" style:font-size-complex="12pt"/>
    </style:style>
    <style:style style:name="P45" style:family="paragraph" style:parent-style-name="Text_20_body">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46" style:family="paragraph" style:parent-style-name="Text_20_body">
      <style:paragraph-properties fo:text-align="center" style:justify-single-word="false"/>
      <style:text-properties style:font-name="DejaVu Serif" fo:font-size="10pt" style:font-name-asian="TimesNewRomanPSMT" style:font-size-asian="10pt" style:font-name-complex="TimesNewRomanPSMT" style:font-size-complex="10pt"/>
    </style:style>
    <style:style style:name="P47" style:family="paragraph" style:parent-style-name="Text_20_body">
      <style:paragraph-properties fo:text-align="center" style:justify-single-word="false"/>
      <style:text-properties style:font-name="DejaVu Serif" fo:font-size="10pt" fo:font-weight="normal" style:font-name-asian="TimesNewRomanPSMT" style:font-size-asian="10pt" style:font-weight-asian="normal" style:font-name-complex="TimesNewRomanPSMT" style:font-size-complex="10pt" style:font-weight-complex="normal"/>
    </style:style>
    <style:style style:name="P48" style:family="paragraph" style:parent-style-name="Text_20_body">
      <style:text-properties style:font-name="DejaVu Serif" fo:font-weight="bold" style:font-weight-asian="bold" style:font-weight-complex="bold"/>
    </style:style>
    <style:style style:name="P49" style:family="paragraph" style:parent-style-name="Text_20_body">
      <style:paragraph-properties fo:text-align="center" style:justify-single-word="false"/>
      <style:text-properties style:font-name="DejaVu Serif" fo:font-weight="bold" style:font-weight-asian="bold" style:font-weight-complex="bold"/>
    </style:style>
    <style:style style:name="P50" style:family="paragraph" style:parent-style-name="Text_20_body">
      <style:text-properties style:font-name="DejaVu Serif" officeooo:paragraph-rsid="001a6e71"/>
    </style:style>
    <style:style style:name="P51"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2" style:family="paragraph" style:parent-style-name="Text_20_body">
      <style:paragraph-properties fo:text-align="justify" style:justify-single-word="false"/>
      <style:text-properties style:font-name="Courier 10 Pitch"/>
    </style:style>
    <style:style style:name="P53" style:family="paragraph" style:parent-style-name="Text_20_body">
      <style:paragraph-properties fo:text-align="justify" style:justify-single-word="false"/>
      <style:text-properties style:font-name="Courier 10 Pitch" officeooo:paragraph-rsid="001cb660"/>
    </style:style>
    <style:style style:name="P54" style:family="paragraph" style:parent-style-name="Text_20_body">
      <style:paragraph-properties fo:text-align="justify" style:justify-single-word="false"/>
      <style:text-properties style:font-name="Courier 10 Pitch" officeooo:paragraph-rsid="001fb52b"/>
    </style:style>
    <style:style style:name="P55" style:family="paragraph" style:parent-style-name="Text_20_body">
      <style:paragraph-properties fo:text-align="justify" style:justify-single-word="false"/>
      <style:text-properties style:font-name="Courier 10 Pitch" officeooo:paragraph-rsid="0020813c"/>
    </style:style>
    <style:style style:name="P56" style:family="paragraph" style:parent-style-name="Text_20_body">
      <style:paragraph-properties fo:text-align="justify" style:justify-single-word="false"/>
      <style:text-properties style:font-name="Courier 10 Pitch" officeooo:rsid="001fb52b" officeooo:paragraph-rsid="001fb52b"/>
    </style:style>
    <style:style style:name="P57" style:family="paragraph" style:parent-style-name="Text_20_body">
      <style:paragraph-properties fo:text-align="justify" style:justify-single-word="false"/>
      <style:text-properties style:font-name="DejaVu Serif1"/>
    </style:style>
    <style:style style:name="P58" style:family="paragraph" style:parent-style-name="Text_20_body">
      <style:paragraph-properties fo:text-align="justify" style:justify-single-word="false"/>
      <style:text-properties style:font-name="DejaVu Serif1" officeooo:paragraph-rsid="001fb52b"/>
    </style:style>
    <style:style style:name="P59" style:family="paragraph" style:parent-style-name="Text_20_body">
      <style:paragraph-properties fo:text-align="justify" style:justify-single-word="false"/>
      <style:text-properties style:font-name="DejaVu Serif1" officeooo:paragraph-rsid="002013c4"/>
    </style:style>
    <style:style style:name="P60" style:family="paragraph" style:parent-style-name="Text_20_body">
      <style:paragraph-properties fo:text-align="justify" style:justify-single-word="false"/>
      <style:text-properties style:font-name="DejaVu Serif1" officeooo:paragraph-rsid="0020813c"/>
    </style:style>
    <style:style style:name="P61" style:family="paragraph" style:parent-style-name="Text_20_body">
      <style:paragraph-properties fo:text-align="justify" style:justify-single-word="false"/>
      <style:text-properties style:font-name="DejaVu Serif1" officeooo:rsid="002013c4"/>
    </style:style>
    <style:style style:name="P62" style:family="paragraph" style:parent-style-name="Table_20_Contents">
      <style:text-properties style:font-name="Courier 10 Pitch" fo:font-size="12pt" style:font-size-asian="12pt" style:font-size-complex="12pt"/>
    </style:style>
    <style:style style:name="P63" style:family="paragraph" style:parent-style-name="Table_20_index_20_1">
      <style:paragraph-properties>
        <style:tab-stops>
          <style:tab-stop style:position="6.9252in" style:type="right" style:leader-style="dotted" style:leader-text="."/>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Standard">
      <style:paragraph-properties fo:text-align="justify" style:justify-single-word="false"/>
      <style:text-properties style:font-name="DejaVu Serif"/>
    </style:style>
    <style:style style:name="P68" style:family="paragraph" style:parent-style-name="Standard">
      <style:paragraph-properties fo:text-align="justify" style:justify-single-word="false"/>
      <style:text-properties style:font-name="DejaVu Serif" officeooo:paragraph-rsid="001a6e71"/>
    </style:style>
    <style:style style:name="P69" style:family="paragraph" style:parent-style-name="Standard">
      <style:paragraph-properties fo:text-align="justify" style:justify-single-word="false"/>
      <style:text-properties style:font-name="DejaVu Serif" fo:font-size="12pt" style:font-name-asian="TimesNewRomanPSMT" style:font-size-asian="12pt" style:font-name-complex="TimesNewRomanPSMT" style:font-size-complex="12pt"/>
    </style:style>
    <style:style style:name="P70" style:family="paragraph" style:parent-style-name="Standard">
      <style:paragraph-properties fo:text-align="justify" style:justify-single-word="false"/>
      <style:text-properties style:font-name="DejaVu Serif" fo:font-size="12pt" officeooo:paragraph-rsid="001dedfd" style:font-name-asian="TimesNewRomanPSMT" style:font-size-asian="12pt" style:font-name-complex="TimesNewRomanPSMT" style:font-size-complex="12pt"/>
    </style:style>
    <style:style style:name="P71" style:family="paragraph" style:parent-style-name="Standard">
      <style:paragraph-properties fo:text-align="justify" style:justify-single-word="false"/>
      <style:text-properties style:font-name="DejaVu Serif" fo:font-weight="bold" style:font-weight-asian="bold" style:font-weight-complex="bold"/>
    </style:style>
    <style:style style:name="P72" style:family="paragraph" style:parent-style-name="Standard">
      <style:paragraph-properties fo:text-align="justify" style:justify-single-word="false"/>
      <style:text-properties style:font-name="Courier 10 Pitch" fo:font-weight="bold" style:font-weight-asian="bold" style:font-weight-complex="bold"/>
    </style:style>
    <style:style style:name="P73" style:family="paragraph" style:parent-style-name="Text_20_body">
      <style:text-properties style:font-name="DejaVu Serif"/>
    </style:style>
    <style:style style:name="P74" style:family="paragraph" style:parent-style-name="Text_20_body">
      <style:paragraph-properties fo:text-align="justify" style:justify-single-word="false"/>
      <style:text-properties style:font-name="DejaVu Serif"/>
    </style:style>
    <style:style style:name="P75" style:family="paragraph" style:parent-style-name="Text_20_body" style:list-style-name="L2">
      <style:paragraph-properties fo:text-align="justify" style:justify-single-word="false"/>
      <style:text-properties style:font-name="DejaVu Serif"/>
    </style:style>
    <style:style style:name="P76" style:family="paragraph" style:parent-style-name="Text_20_body" style:list-style-name="L3">
      <style:paragraph-properties fo:text-align="justify" style:justify-single-word="false"/>
      <style:text-properties style:font-name="DejaVu Serif"/>
    </style:style>
    <style:style style:name="P77" style:family="paragraph" style:parent-style-name="Text_20_body" style:list-style-name="L4">
      <style:paragraph-properties fo:text-align="justify" style:justify-single-word="false"/>
      <style:text-properties style:font-name="DejaVu Serif" officeooo:paragraph-rsid="001a6e71"/>
    </style:style>
    <style:style style:name="P78" style:family="paragraph" style:parent-style-name="Text_20_body" style:list-style-name="L5">
      <style:paragraph-properties fo:text-align="justify" style:justify-single-word="false"/>
      <style:text-properties style:font-name="DejaVu Serif"/>
    </style:style>
    <style:style style:name="P79" style:family="paragraph" style:parent-style-name="Text_20_body" style:list-style-name="L6">
      <style:paragraph-properties fo:text-align="justify" style:justify-single-word="false"/>
      <style:text-properties style:font-name="DejaVu Serif"/>
    </style:style>
    <style:style style:name="P80" style:family="paragraph" style:parent-style-name="Text_20_body" style:list-style-name="L7">
      <style:paragraph-properties fo:text-align="justify" style:justify-single-word="false"/>
      <style:text-properties style:font-name="DejaVu Serif"/>
    </style:style>
    <style:style style:name="P81" style:family="paragraph" style:parent-style-name="Text_20_body">
      <style:paragraph-properties fo:text-align="justify" style:justify-single-word="false"/>
      <style:text-properties style:font-name="DejaVu Serif" officeooo:paragraph-rsid="0020813c"/>
    </style:style>
    <style:style style:name="P82" style:family="paragraph" style:parent-style-name="Text_20_body">
      <style:paragraph-properties fo:text-align="justify" style:justify-single-word="false"/>
      <style:text-properties style:font-name="DejaVu Serif" officeooo:paragraph-rsid="001cb660"/>
    </style:style>
    <style:style style:name="P83" style:family="paragraph" style:parent-style-name="Text_20_body" style:list-style-name="L4">
      <style:paragraph-properties fo:text-align="justify" style:justify-single-word="false"/>
      <style:text-properties style:font-name="DejaVu Serif" fo:font-size="12pt" officeooo:paragraph-rsid="001a6e71" style:font-name-asian="TimesNewRomanPSMT" style:font-size-asian="12pt" style:font-name-complex="TimesNewRomanPSMT" style:font-size-complex="12pt"/>
    </style:style>
    <style:style style:name="P84" style:family="paragraph" style:parent-style-name="Text_20_body">
      <style:paragraph-properties fo:text-align="justify" style:justify-single-word="false"/>
      <style:text-properties style:font-name="DejaVu Serif" officeooo:rsid="0020813c" officeooo:paragraph-rsid="001fb52b"/>
    </style:style>
    <style:style style:name="P85" style:family="paragraph" style:parent-style-name="Text_20_body">
      <style:paragraph-properties fo:text-align="justify" style:justify-single-word="false"/>
      <style:text-properties style:font-name="Courier 10 Pitch"/>
    </style:style>
    <style:style style:name="P86" style:family="paragraph" style:parent-style-name="Heading_20_1">
      <style:paragraph-properties fo:text-align="center" style:justify-single-word="false"/>
      <style:text-properties style:font-name="DejaVu Serif1" fo:font-size="20pt" fo:font-style="italic" style:font-size-asian="20pt" style:font-style-asian="italic" style:font-size-complex="20pt" style:font-style-complex="italic"/>
    </style:style>
    <style:style style:name="P87" style:family="paragraph" style:parent-style-name="Heading_20_1" style:list-style-name="L1">
      <style:paragraph-properties fo:text-align="center" style:justify-single-word="false"/>
      <style:text-properties style:font-name="DejaVu Serif" fo:font-size="20pt" fo:font-style="italic" style:font-size-asian="20pt" style:font-style-asian="italic" style:font-size-complex="20pt" style:font-style-complex="italic"/>
    </style:style>
    <style:style style:name="P88" style:family="paragraph" style:parent-style-name="Heading_20_1">
      <style:paragraph-properties fo:text-align="center" style:justify-single-word="false"/>
      <style:text-properties style:font-name="DejaVu Serif" fo:font-size="20pt" fo:font-style="italic" officeooo:paragraph-rsid="001cb660" style:font-size-asian="20pt" style:font-style-asian="italic" style:font-size-complex="20pt" style:font-style-complex="italic"/>
    </style:style>
    <style:style style:name="P89" style:family="paragraph" style:parent-style-name="Heading_20_1" style:list-style-name="L1">
      <style:paragraph-properties fo:text-align="center" style:justify-single-word="false"/>
      <style:text-properties style:font-name="DejaVu Serif" fo:font-size="20pt" fo:font-style="italic" style:font-size-asian="17.5pt" style:font-style-asian="italic" style:font-size-complex="20pt" style:font-style-complex="italic"/>
    </style:style>
    <style:style style:name="P90" style:family="paragraph" style:parent-style-name="Heading_20_1">
      <style:paragraph-properties fo:text-align="center" style:justify-single-word="false" fo:break-before="page"/>
      <style:text-properties style:font-name="DejaVu Serif1" fo:font-size="20pt" fo:font-style="italic" style:font-size-asian="20pt" style:font-style-asian="italic" style:font-size-complex="20pt" style:font-style-complex="italic"/>
    </style:style>
    <style:style style:name="P91" style:family="paragraph" style:parent-style-name="Heading_20_1">
      <style:paragraph-properties fo:text-align="center" style:justify-single-word="false" fo:break-before="page"/>
    </style:style>
    <style:style style:name="P92" style:family="paragraph" style:parent-style-name="Heading_20_1" style:list-style-name="L1">
      <style:paragraph-properties fo:text-align="center" style:justify-single-word="false" fo:break-before="page"/>
      <style:text-properties style:font-name="DejaVu Serif" fo:font-size="20pt" fo:font-style="italic" style:font-size-asian="20pt" style:font-style-asian="italic" style:font-size-complex="20pt" style:font-style-complex="italic"/>
    </style:style>
    <style:style style:name="P93" style:family="paragraph" style:parent-style-name="Heading_20_1" style:list-style-name="L1">
      <style:paragraph-properties fo:text-align="center" style:justify-single-word="false" fo:break-before="page"/>
      <style:text-properties style:font-name="DejaVu Serif" fo:font-size="20pt" fo:font-style="italic" officeooo:paragraph-rsid="001cb660" style:font-size-asian="20pt" style:font-style-asian="italic" style:font-size-complex="20pt" style:font-style-complex="italic"/>
    </style:style>
    <style:style style:name="P94" style:family="paragraph" style:parent-style-name="Heading_20_3" style:list-style-name="L1">
      <style:text-properties style:font-name="DejaVu Serif"/>
    </style:style>
    <style:style style:name="P95" style:family="paragraph" style:parent-style-name="Heading_20_3" style:list-style-name="L1">
      <style:text-properties style:font-name="DejaVu Serif" officeooo:paragraph-rsid="001fb52b"/>
    </style:style>
    <style:style style:name="P96" style:family="paragraph" style:parent-style-name="Heading_20_3" style:list-style-name="L1">
      <style:text-properties style:font-name="DejaVu Serif" officeooo:paragraph-rsid="0020813c"/>
    </style:style>
    <style:style style:name="P97" style:family="paragraph" style:parent-style-name="Heading_20_3" style:list-style-name="L1">
      <style:text-properties style:font-name="DejaVu Serif" officeooo:paragraph-rsid="001dedfd"/>
    </style:style>
    <style:style style:name="P98" style:family="paragraph" style:parent-style-name="Heading_20_3" style:list-style-name="L1">
      <style:text-properties style:font-name="DejaVu Serif" officeooo:rsid="0020813c"/>
    </style:style>
    <style:style style:name="P99" style:family="paragraph" style:parent-style-name="Heading_20_3" style:list-style-name="L1">
      <style:text-properties style:font-name="DejaVu Serif" officeooo:rsid="0020813c" officeooo:paragraph-rsid="0020813c"/>
    </style:style>
    <style:style style:name="P100" style:family="paragraph" style:parent-style-name="Heading_20_3" style:list-style-name="L1">
      <style:text-properties style:font-name="DejaVu Serif" officeooo:rsid="001dedfd" officeooo:paragraph-rsid="001dedfd"/>
    </style:style>
    <style:style style:name="P101" style:family="paragraph" style:parent-style-name="Heading_20_2" style:list-style-name="L1">
      <style:text-properties style:font-name="DejaVu Serif"/>
    </style:style>
    <style:style style:name="P102" style:family="paragraph" style:parent-style-name="Heading_20_2" style:list-style-name="L1">
      <style:text-properties style:font-name="DejaVu Serif" officeooo:paragraph-rsid="001a6e71"/>
    </style:style>
    <style:style style:name="P103" style:family="paragraph" style:parent-style-name="Heading_20_2" style:list-style-name="L1">
      <style:paragraph-properties fo:text-align="justify" style:justify-single-word="false"/>
      <style:text-properties style:font-name="DejaVu Serif"/>
    </style:style>
    <style:style style:name="P104" style:family="paragraph" style:parent-style-name="Heading_20_2" style:list-style-name="L1">
      <style:text-properties style:font-name="DejaVu Serif" officeooo:rsid="001cb660" officeooo:paragraph-rsid="001cb660"/>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style:font-name-asian="CenturySchoolbook" style:font-size-asian="12pt" style:font-style-asian="normal" style:font-weight-asian="normal" style:font-name-complex="CenturySchoolbook" style:font-size-complex="12pt" style:font-style-complex="normal" style:font-weight-complex="normal"/>
    </style:style>
    <style:style style:name="T5" style:family="text">
      <style:text-properties fo:font-size="32pt" style:font-size-asian="32pt" style:font-size-complex="32pt"/>
    </style:style>
    <style:style style:name="T6" style:family="text">
      <style:text-properties fo:font-size="32pt" fo:font-style="italic" style:font-size-asian="32pt" style:font-style-asian="italic" style:font-size-complex="32pt" style:font-style-complex="italic"/>
    </style:style>
    <style:style style:name="T7" style:family="text">
      <style:text-properties style:font-name="DejaVu Serif"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10 Pitch"/>
    </style:style>
    <style:style style:name="T11" style:family="text">
      <style:text-properties style:font-name="Courier 10 Pitch" fo:font-weight="bold" style:font-weight-asian="bold" style:font-weight-complex="bold"/>
    </style:style>
    <style:style style:name="T12" style:family="text">
      <style:text-properties style:font-name="Courier 10 Pitch" officeooo:rsid="0019ed33"/>
    </style:style>
    <style:style style:name="T13" style:family="text">
      <style:text-properties style:font-name="Courier 10 Pitch" officeooo:rsid="0020813c"/>
    </style:style>
    <style:style style:name="T14" style:family="text">
      <style:text-properties style:font-name="DejaVu Serif1"/>
    </style:style>
    <style:style style:name="T15" style:family="text">
      <style:text-properties officeooo:rsid="00178269"/>
    </style:style>
    <style:style style:name="T16" style:family="text">
      <style:text-properties officeooo:rsid="00191f6d"/>
    </style:style>
    <style:style style:name="T17" style:family="text">
      <style:text-properties officeooo:rsid="0019ed33"/>
    </style:style>
    <style:style style:name="T18" style:family="text">
      <style:text-properties fo:font-weight="normal" officeooo:rsid="0019ed33" style:font-weight-asian="normal" style:font-weight-complex="normal"/>
    </style:style>
    <style:style style:name="T19" style:family="text">
      <style:text-properties officeooo:rsid="001a6e71"/>
    </style:style>
    <style:style style:name="T20" style:family="text">
      <style:text-properties officeooo:rsid="001c4af4"/>
    </style:style>
    <style:style style:name="T21" style:family="text">
      <style:text-properties officeooo:rsid="001cb660"/>
    </style:style>
    <style:style style:name="T22" style:family="text">
      <style:text-properties officeooo:rsid="001dedfd"/>
    </style:style>
    <style:style style:name="T23" style:family="text">
      <style:text-properties officeooo:rsid="001fb52b"/>
    </style:style>
    <style:style style:name="T24" style:family="text">
      <style:text-properties officeooo:rsid="002013c4"/>
    </style:style>
    <style:style style:name="T25" style:family="text">
      <style:text-properties officeooo:rsid="0020813c"/>
    </style:style>
    <style:style style:name="T26" style:family="text">
      <style:text-properties officeooo:rsid="00226217"/>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Tab."/>
        <text:sequence-decl text:display-outline-level="0" text:name="Título"/>
      </text:sequence-decls>
      <text:p text:style-name="P2"/>
      <text:p text:style-name="P6"/>
      <text:p text:style-name="P6"/>
      <text:p text:style-name="P18">SOCGEN Project</text:p>
      <text:p text:style-name="P5"/>
      <text:p text:style-name="P5"/>
      <text:p text:style-name="P5"/>
      <text:p text:style-name="P5"/>
      <text:p text:style-name="P5"/>
      <text:p text:style-name="P5"/>
      <text:p text:style-name="P5"/>
      <text:p text:style-name="P5"/>
      <text:p text:style-name="P5"/>
      <text:p text:style-name="P5"/>
      <text:p text:style-name="P7"><text:s text:c="21"/><text:span text:style-name="T5"><text:s/></text:span><text:span text:style-name="T6">User Manual</text:span></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ocument: UM-100 </text:p>
      <text:p text:style-name="P5">Date: <text:s text:c="5"/><text:span text:style-name="T26">Dec </text:span><text:s/>2012</text:p>
      <text:p text:style-name="P5">Rev: <text:s text:c="11"/>1.00.00</text:p>
      <text:p text:style-name="P5"><text:soft-page-break/></text:p>
      <text:p text:style-name="P5"/>
      <text:p text:style-name="P5"/>
      <text:p text:style-name="P5"/>
      <text:p text:style-name="P5"/>
      <text:p text:style-name="P5"/>
      <text:p text:style-name="P5"/>
      <text:p text:style-name="P5"/>
      <text:p text:style-name="P36">Legal Notices</text:p>
      <text:p text:style-name="P29"/>
      <text:p text:style-name="P29"/>
      <text:p text:style-name="P29"><text:s text:c="3"/>Tools and documentation are released under the following license</text:p>
      <text:p text:style-name="P29"/>
      <text:p text:style-name="P30">#/******************************************************************/ </text:p>
      <text:p text:style-name="P30">#/* <text:s text:c="63"/>*/</text:p>
      <text:p text:style-name="P30">#/* <text:s text:c="3"/>Copyright (C) &lt;2012&gt; <text:s/>&lt;Ouabache Design Works&gt; <text:s text:c="14"/>*/</text:p>
      <text:p text:style-name="P30">#/* <text:s text:c="63"/>*/</text:p>
      <text:p text:style-name="P30">#/* <text:s/>This source file may be used and distributed without <text:s text:c="9"/>*/</text:p>
      <text:p text:style-name="P30">#/* <text:s/>restriction provided that this copyright statement is not <text:s text:c="4"/>*/</text:p>
      <text:p text:style-name="P30">#/* <text:s/>removed from the file and that any derivative work contains <text:s text:c="2"/>*/</text:p>
      <text:p text:style-name="P30">#/* <text:s/>the original copyright notice and the associated disclaimer. <text:s/>*/</text:p>
      <text:p text:style-name="P30">#/* <text:s text:c="63"/>*/</text:p>
      <text:p text:style-name="P30">#/* <text:s/>This source file is free software; you can redistribute it <text:s text:c="3"/>*/</text:p>
      <text:p text:style-name="P30">#/* <text:s/>and/or modify it under the terms of the GNU Lesser General <text:s text:c="3"/>*/</text:p>
      <text:p text:style-name="P30">#/* <text:s/>Public License as published by the Free Software Foundation; <text:s/>*/</text:p>
      <text:p text:style-name="P30">#/* <text:s/>either version 2.1 of the License, or (at your option) any <text:s text:c="3"/>*/</text:p>
      <text:p text:style-name="P30">#/* <text:s/>later version. <text:s text:c="47"/>*/</text:p>
      <text:p text:style-name="P30">#/* <text:s text:c="63"/>*/</text:p>
      <text:p text:style-name="P30">#/* <text:s/>This source is distributed in the hope that it will be <text:s text:c="7"/>*/</text:p>
      <text:p text:style-name="P30">#/* <text:s/>useful, but WITHOUT ANY WARRANTY; without even the implied <text:s text:c="3"/>*/</text:p>
      <text:p text:style-name="P30">#/* <text:s/>warranty of MERCHANTABILITY or FITNESS FOR A PARTICULAR <text:s text:c="6"/>*/ </text:p>
      <text:p text:style-name="P30">#/* <text:s/>PURPOSE. <text:s/>See the GNU Lesser General Public License for more <text:s/>*/</text:p>
      <text:p text:style-name="P30">#/* <text:s/>details. <text:s text:c="53"/>*/</text:p>
      <text:p text:style-name="P30">#/* <text:s text:c="63"/>*/</text:p>
      <text:p text:style-name="P30">#/* <text:s/>You should have received a copy of the GNU Lesser General <text:s text:c="4"/>*/</text:p>
      <text:p text:style-name="P30">#/* <text:s/>Public License along with this source; if not, download it <text:s text:c="3"/>*/</text:p>
      <text:p text:style-name="P30">#/* <text:s/>from http://www.opencores.org/lgpl.shtml <text:s text:c="21"/>*/</text:p>
      <text:p text:style-name="P30">#/* <text:s text:c="63"/>*/</text:p>
      <text:p text:style-name="P30">#/******************************************************************/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The opencores.org/cde library is released under the following license.</text:p>
      <text:p text:style-name="P29"/>
      <text:p text:style-name="P29"/>
      <text:p text:style-name="P30">#/******************************************************************/ </text:p>
      <text:p text:style-name="P30">#/* <text:s text:c="63"/>*/</text:p>
      <text:p text:style-name="P30">#/* <text:s text:c="63"/>*/</text:p>
      <text:p text:style-name="P30">#/* Copyright (c) 2012 Ouabache Design Works <text:s text:c="22"/>*/ <text:s text:c="40"/></text:p>
      <text:p text:style-name="P30">#/* <text:s text:c="63"/>*/ <text:s text:c="91"/></text:p>
      <text:p text:style-name="P30">#/* All Rights Reserved Worldwide <text:s text:c="33"/>*/ <text:s text:c="57"/></text:p>
      <text:p text:style-name="P30">#/* <text:s text:c="63"/>*/ <text:s text:c="58"/></text:p>
      <text:p text:style-name="P30">#/*Licensed under the Apache License,Version2.0 (the'License'); <text:s text:c="3"/>*/ <text:s text:c="4"/></text:p>
      <text:p text:style-name="P30">#/*you may not use this file except in compliance with the License.*/ <text:s text:c="9"/></text:p>
      <text:p text:style-name="P30">#/*You may obtain a copy of the License at <text:s text:c="24"/>*/ <text:s text:c="28"/></text:p>
      <text:p text:style-name="P30">#/* <text:s text:c="63"/>*/ <text:s text:c="60"/></text:p>
      <text:p text:style-name="P30">#/* <text:s text:c="6"/>http://www.apache.org/licenses/LICENSE-2.0 <text:s text:c="14"/>*/</text:p>
      <text:p text:style-name="P30">#/* <text:s text:c="63"/>*/</text:p>
      <text:p text:style-name="P30">#/* <text:s text:c="2"/>Unless required by applicable law or agreed to in <text:s text:c="11"/>*/</text:p>
      <text:p text:style-name="P30">#/* <text:s text:c="2"/>writing, software distributed under the License is <text:s text:c="10"/>*/</text:p>
      <text:p text:style-name="P30">#/* <text:s text:c="2"/>distributed on an 'AS IS' BASIS, WITHOUT WARRANTIES <text:s text:c="9"/>*/</text:p>
      <text:p text:style-name="P30">#/* <text:s text:c="2"/>OR CONDITIONS OF ANY KIND, either express or implied. <text:s text:c="7"/>*/</text:p>
      <text:p text:style-name="P30">#/* <text:s text:c="2"/>See the License for the specific language governing <text:s text:c="9"/>*/</text:p>
      <text:p text:style-name="P30">#/* <text:s text:c="2"/>permissions and limitations under the License. <text:s text:c="14"/>*/</text:p>
      <text:p text:style-name="P30">#/******************************************************************/ </text:p>
      <text:p text:style-name="P35">Index</text:p>
      <text:p text:style-name="P3"/>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text:s text:c="2"/>List of Figures<text:tab/>7</text:p>
          <text:p text:style-name="P64"><text:s text:c="2"/>List of Tables<text:tab/>9</text:p>
          <text:p text:style-name="P64"><text:s text:c="2"/>Document versions<text:tab/>11</text:p>
          <text:p text:style-name="P64"><text:s text:c="2"/>Conventions<text:tab/>11</text:p>
          <text:p text:style-name="P64"><text:s/>1 Overview <text:tab/>13</text:p>
          <text:p text:style-name="P65"><text:s/>1.1 Contact Information<text:tab/>13</text:p>
          <text:p text:style-name="P64"><text:s/>2 Design Environment<text:tab/>15</text:p>
          <text:p text:style-name="P65"><text:s/>2.1 SOCGEN Design Environment<text:tab/>15</text:p>
          <text:p text:style-name="P65"><text:s/>2.2 Tool Flows<text:tab/>16</text:p>
          <text:p text:style-name="P66"><text:s/>2.2.1 INDEX<text:tab/>16</text:p>
          <text:p text:style-name="P66"><text:s/>2.2.2 WORKSPACE<text:tab/>16</text:p>
          <text:p text:style-name="P66"><text:s/>2.2.3 BUILD_OBJ<text:tab/>17</text:p>
          <text:p text:style-name="P66"><text:s/>2.2.4 BUILD_SW<text:tab/>17</text:p>
          <text:p text:style-name="P66"><text:s/>2.2.5 BUILD_HW<text:tab/>17</text:p>
          <text:p text:style-name="P66"><text:s/>2.2.6 BUILD_FPGAS<text:tab/>18</text:p>
          <text:p text:style-name="P66"><text:s/>2.2.7 RUN_SIMS<text:tab/>18</text:p>
          <text:p text:style-name="P66"><text:s/>2.2.8 RUN_COVERAGE<text:tab/>18</text:p>
          <text:p text:style-name="P66"><text:s/>2.2.9 CHECK_SIMS<text:tab/>19</text:p>
          <text:p text:style-name="P66"><text:s/>2.2.10 CHECK_FPGAS<text:tab/>19</text:p>
          <text:p text:style-name="P66"><text:s/>2.2.11 CLEAN<text:tab/>19</text:p>
          <text:p text:style-name="P65"><text:s/>2.3 IP Repositories<text:tab/>19</text:p>
          <text:p text:style-name="P66"><text:s/>2.3.1 IP-Xact Repositories<text:tab/>21</text:p>
          <text:p text:style-name="P65"><text:s/>2.4 Projects<text:tab/>21</text:p>
          <text:p text:style-name="P65"><text:s/>2.5 Workspace<text:tab/>22</text:p>
          <text:p text:style-name="P64"><text:s/>3 SOCGEN Meta-data files<text:tab/>25</text:p>
          <text:p text:style-name="P65"><text:s/>3.1 SOCGEN:libraryConfiguration File<text:tab/>25</text:p>
          <text:p text:style-name="P65"><text:s/>3.2 SOCGEN:componentConfiguration <text:s/>file<text:tab/>26</text:p>
          <text:p text:style-name="P66"><text:s/>3.2.1 Header<text:tab/>26</text:p>
          <text:p text:style-name="P66"><text:s/>3.2.2 Configuration sets<text:tab/>27</text:p>
          <text:p text:style-name="P66"><text:s/>3.2.3 Sim <text:tab/>27</text:p>
          <text:p text:style-name="P66"><text:s/>3.2.4 Testbenches<text:tab/>28</text:p>
          <text:p text:style-name="P66"><text:s/>3.2.5 Rtl Checks<text:tab/>29</text:p>
          <text:p text:style-name="P66"><text:s/>3.2.6 Simulation Tests<text:tab/>29</text:p>
          <text:p text:style-name="P66"><text:s/>3.2.7 syn <text:tab/>30</text:p>
          <text:p text:style-name="P65"><text:s/>3.3 IP-Xact spirit:component file<text:tab/>31</text:p>
          <text:p text:style-name="P65"><text:s/>3.4 IP-Xact spirit:design file<text:tab/>32</text:p>
          <text:p text:style-name="P65"><text:s/>3.5 IP-Xact spirit:designCfg file<text:tab/>33</text:p>
          <text:p text:style-name="P65"><text:s/>3.6 IP-Xact spirit:busDefinition file<text:tab/>34</text:p>
          <text:p text:style-name="P65"><text:s/>3.7 IP-Xact spirit:abstractionDef file<text:tab/>34</text:p>
          <text:p text:style-name="P65"><text:s/>3.8 SOCGEN Deviations from IEEE1685-2009 Standard <text:s/><text:tab/>35</text:p>
          <text:p text:style-name="P66"><text:s/>3.8.1 Node definitions in component file<text:tab/>35</text:p>
          <text:p text:style-name="P66"><text:soft-page-break/><text:s/>3.8.2 Bus ports not copied in database<text:tab/>35</text:p>
          <text:p text:style-name="P66"><text:s/>3.8.3 Support reference to component file in views<text:tab/>35</text:p>
          <text:p text:style-name="P66"><text:s/>3.8.4 Complex port connections not supported<text:tab/>36</text:p>
          <text:p text:style-name="P66"><text:s/>3.8.5 Aliased port connections not supported<text:tab/>36</text:p>
          <text:p text:style-name="P64"><text:s/>4 Tools<text:tab/>37</text:p>
          <text:p text:style-name="P65"><text:s/>4.1 Install<text:tab/>37</text:p>
          <text:p text:style-name="P65"><text:s/>4.2 YellowPages (yp)<text:tab/>38</text:p>
          <text:p text:style-name="P65"><text:s/>4.3 Sys<text:tab/>38</text:p>
          <text:p text:style-name="P65"><text:s/>4.4 Verilog<text:tab/>38</text:p>
          <text:p text:style-name="P65"><text:s/>4.5 Simulation <text:tab/>39</text:p>
          <text:p text:style-name="P66"><text:s/>4.5.1 Testbench Creation<text:tab/>39</text:p>
          <text:p text:style-name="P66"><text:s/>4.5.2 Icarus Verilog Simulation <text:tab/>39</text:p>
          <text:p text:style-name="P66"><text:s/>4.5.3 Verilator Linting<text:tab/>39</text:p>
          <text:p text:style-name="P66"><text:s/>4.5.4 Coverage code coverage<text:tab/>39</text:p>
          <text:p text:style-name="P66"><text:s/>4.5.5 Gtkwave waveform viewing<text:tab/>40</text:p>
          <text:p text:style-name="P65"><text:s/>4.6 Synthesys<text:tab/>40</text:p>
          <text:p text:style-name="P65"><text:s/>4.7 Regtool<text:tab/>40</text:p>
          <text:p text:style-name="P65"><text:s/>4.8 Fizzim<text:tab/>41</text:p>
          <text:p text:style-name="P64"><text:s/>5 References<text:tab/>42</text:p>
          <text:p text:style-name="P64"><text:s/>6 Quick Start Guide<text:tab/>43</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90" text:outline-level="1">List of Figures</text:h>
      <text:p text:style-name="P37"/>
      <text:illustration-index text:style-name="Sect2" text:protected="true" text:name="Índice de ilustrações1">
        <text:illustration-index-source text:caption-sequence-name="Fi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h text:style-name="P90" text:outline-level="1">List of Tables</text:h>
      <text:p text:style-name="P37"/>
      <text:table-index text:style-name="Sect2" text:protected="true" text:name="Índice de Sumário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3">Tab. 1: Document versions.<text:tab/>11</text:p>
          <text:p text:style-name="P63">Tab. 2: Conventions.<text:tab/>11</text:p>
        </text:index-body>
      </text:table-index>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h text:style-name="P90" text:outline-level="1">Document versions</text:h>
      <text:p text:style-name="Text_20_body"/>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Table_20_Heading">Version Number</text:p>
            </table:table-cell>
            <table:table-cell table:style-name="Tabela4.A1" office:value-type="string">
              <text:p text:style-name="Table_20_Heading">Date</text:p>
            </table:table-cell>
            <table:table-cell table:style-name="Tabela4.A1" office:value-type="string">
              <text:p text:style-name="Table_20_Heading">Author</text:p>
            </table:table-cell>
            <table:table-cell table:style-name="Tabela4.D1" office:value-type="string">
              <text:p text:style-name="Table_20_Heading">Summary of Changes</text:p>
            </table:table-cell>
          </table:table-row>
        </table:table-header-rows>
        <table:table-row>
          <table:table-cell table:style-name="Tabela4.A2" office:value-type="string">
            <text:p text:style-name="Table_20_Contents">1.00.00</text:p>
          </table:table-cell>
          <table:table-cell table:style-name="Tabela4.A2" office:value-type="string">
            <text:p text:style-name="Table_20_Contents">19 AUG 2012</text:p>
          </table:table-cell>
          <table:table-cell table:style-name="Tabela4.A2" office:value-type="string">
            <text:p text:style-name="Table_20_Contents">John Eaton</text:p>
          </table:table-cell>
          <table:table-cell table:style-name="Tabela4.D2" office:value-type="string">
            <text:p text:style-name="Table_20_Contents">First version.</text:p>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
      <text:p text:style-name="Tab.">Tab. <text:sequence text:ref-name="refTab.0" text:name="Tab." text:formula="ooow:Tab.+1" style:num-format="1">1</text:sequence>: Document versions.</text:p>
      <text:p text:style-name="Tab."/>
      <text:p text:style-name="Tab."/>
      <text:p text:style-name="Tab."/>
      <text:h text:style-name="P86" text:outline-level="1">Conventions</text:h>
      <text:p text:style-name="P51"/>
      <text:p text:style-name="P45"><text:span text:style-name="T2">This document uses the following conventions. An example illustrates each one</text:span><text:span text:style-name="T8">.</text:span></text:p>
      <text:p text:style-name="P48"/>
      <text:p text:style-name="Text_20_body"/>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Font</text:p>
            </table:table-cell>
            <table:table-cell table:style-name="Table21.A1" office:value-type="string">
              <text:p text:style-name="Table_20_Heading">Meaning or Usage</text:p>
            </table:table-cell>
            <table:table-cell table:style-name="Table21.C1" office:value-type="string">
              <text:p text:style-name="Table_20_Heading">Example</text:p>
            </table:table-cell>
          </table:table-row>
        </table:table-header-rows>
        <table:table-row>
          <table:table-cell table:style-name="Table21.A2" office:value-type="string">
            <text:p text:style-name="P62">Courier font</text:p>
          </table:table-cell>
          <table:table-cell table:style-name="Table21.A2" office:value-type="string">
            <text:p text:style-name="P19">Messages and system displays</text:p>
          </table:table-cell>
          <table:table-cell table:style-name="Table21.C2" office:value-type="string">
            <text:p text:style-name="P26">Building sim </text:p>
          </table:table-cell>
        </table:table-row>
        <table:table-row>
          <table:table-cell table:style-name="Table21.A2" office:value-type="string">
            <text:p text:style-name="P23">Courier Bold</text:p>
          </table:table-cell>
          <table:table-cell table:style-name="Table21.A2" office:value-type="string">
            <text:p text:style-name="P19">Literal Commands that you enter</text:p>
          </table:table-cell>
          <table:table-cell table:style-name="Table21.C2" office:value-type="string">
            <text:p text:style-name="Table_20_Contents"/>
          </table:table-cell>
        </table:table-row>
        <table:table-row>
          <table:table-cell table:style-name="Table21.A2" office:value-type="string">
            <text:p text:style-name="P25">Courier italic</text:p>
          </table:table-cell>
          <table:table-cell table:style-name="Table21.A2" office:value-type="string">
            <text:p text:style-name="P19">Variables where you supply values</text:p>
          </table:table-cell>
          <table:table-cell table:style-name="Table21.C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C2" office:value-type="string">
            <text:p text:style-name="Table_20_Contents"/>
          </table:table-cell>
        </table:table-row>
      </table:table>
      <text:p text:style-name="Tab.">Tab. <text:sequence text:ref-name="refTab.1" text:name="Tab." text:formula="ooow:Tab.+1" style:num-format="1">2</text:sequence>: Conventions.</text:p>
      <text:p text:style-name="P49"/>
      <text:p text:style-name="Text_20_body"><text:soft-page-break/></text:p>
      <text:p text:style-name="Text_20_body"/>
      <text:h text:style-name="P91" text:outline-level="1"/>
      <text:list xml:id="list1686470721" text:style-name="L1">
        <text:list-item>
          <text:h text:style-name="P87" text:outline-level="1">Overview </text:h>
        </text:list-item>
      </text:list>
      <text:p text:style-name="P38"/>
      <text:p text:style-name="P9">The continuing <text:s/>growth in the size and complexity of modern System on Chip (SOC) designs can only be sustained by using <text:s/>an effective Design-for-Reuse(DFR) Methodology. This consists of adherence to design standards that fully describe the deliverables passed from the Component Designers to the System Architects and Silicon Makers. <text:s/>Once these standards are in place and enforced then Electronic Design Automation (EDA) tools can be developed <text:s/>to automate the design creation and verification steps.</text:p>
      <text:p text:style-name="P9"/>
      <text:p text:style-name="P9">The SOCGEN project is an open source DFR tool set hosted on the opencores.org </text:p>
      <text:p text:style-name="P9">web site. It contains a set of design creation tools that when used with other open source or no-cost Electronic Design Automation(EDA) tools will allow a designer to create ,verify and program their SOC designs into a Field Programmable Gate Array (FPGA) or release as a Application Specific Integrated Circuit (ASIC). The project also contains several reference designs as well as Design Standards and a library of useful modules. <text:span text:style-name="T15">Socgen provides tool flows for:</text:span></text:p>
      <text:p text:style-name="P9"/>
      <text:list xml:id="list2003336603" text:style-name="L2">
        <text:list-item text:start-value="1">
          <text:p text:style-name="P75">Creation of an SOC RTL hierarchical design.</text:p>
        </text:list-item>
        <text:list-item>
          <text:p text:style-name="P75">Support for Fizzim Finite State Machine Tool</text:p>
        </text:list-item>
        <text:list-item>
          <text:p text:style-name="P75">Simulation of a Test Suite using Icarus Verilog</text:p>
        </text:list-item>
        <text:list-item>
          <text:p text:style-name="P75">RTL Checks (Linting) using Verilator</text:p>
        </text:list-item>
        <text:list-item>
          <text:p text:style-name="P75">Code Coverage using <text:span text:style-name="T15">C</text:span>overed</text:p>
        </text:list-item>
        <text:list-item>
          <text:p text:style-name="P75">Synthesys <text:s/>and FPGA creation using Xilinx web pack</text:p>
        </text:list-item>
      </text:list>
      <text:p text:style-name="P39"/>
      <text:p text:style-name="P39"/>
      <text:list xml:id="list482224608" text:continue-list="list1686470721" text:style-name="L1">
        <text:list-item>
          <text:list>
            <text:list-item>
              <text:h text:style-name="P101" text:outline-level="2">Contact Information</text:h>
            </text:list-item>
          </text:list>
        </text:list-item>
      </text:list>
      <text:p text:style-name="P9"/>
      <text:list xml:id="list186868421" text:style-name="L3">
        <text:list-item>
          <text:p text:style-name="P76">Maintainer <text:s text:c="10"/>John Eaton</text:p>
        </text:list-item>
        <text:list-item>
          <text:p text:style-name="P76">Company <text:s text:c="13"/>Ouabache Designworks</text:p>
        </text:list-item>
        <text:list-item>
          <text:p text:style-name="P76">Email <text:s text:c="19"/>z3qmtr45@gmail.com</text:p>
        </text:list-item>
      </text:list>
      <text:p text:style-name="P39"/>
      <text:p text:style-name="P39"/>
      <text:list xml:id="list1010223999" text:continue-list="list482224608" text:style-name="L1">
        <text:list-item>
          <text:h text:style-name="P87" text:outline-level="1"><text:soft-page-break/>Design Environment</text:h>
        </text:list-item>
      </text:list>
      <text:p text:style-name="P38"/>
      <text:list xml:id="list496505019" text:continue-numbering="true" text:style-name="L1">
        <text:list-item>
          <text:list>
            <text:list-item>
              <text:h text:style-name="P102" text:outline-level="2">SOCGEN Design Environment</text:h>
            </text:list-item>
          </text:list>
        </text:list-item>
      </text:list>
      <text:p text:style-name="P50"/>
      <text:p text:style-name="P10"><text:tab/>The SOCGEN design environment can be created in any subdirectory by creating that subdirectory and then populating it <text:s/>with repositories containing the needed tools and IP. <text:s/>The easiest way to do this is to checkout the socgen project from the opencores.org site and then delete any <text:s/>unneeded socgen <text:s/>ip and adding any of your ip repositories into the projects subdirectory. <text:s/>Checking out the socgen project will give you the following:</text:p>
      <text:p text:style-name="P10"/>
      <text:list xml:id="list1016098308" text:style-name="L4">
        <text:list-item>
          <text:p text:style-name="P77">./doc <text:s text:c="9"/>Contains all socgen documentation</text:p>
        </text:list-item>
        <text:list-item>
          <text:p text:style-name="P77">./tools <text:s text:c="7"/>Contains all socgen tools specific to this DE</text:p>
        </text:list-item>
        <text:list-item>
          <text:p text:style-name="P77">./projects <text:s text:c="2"/>Contains all the vendors component IP.</text:p>
        </text:list-item>
        <text:list-item>
          <text:p text:style-name="P83">Makefile <text:s text:c="3"/>makefile for running all design processes. </text:p>
        </text:list-item>
        <text:list-item>
          <text:p text:style-name="P77">test <text:s text:c="11"/>script to run build and test all socgen IP.</text:p>
        </text:list-item>
      </text:list>
      <text:p text:style-name="P10"/>
      <text:p text:style-name="P40"><text:span text:style-name="T16"><text:tab/>The SOCGEN project on opencores.org contains an example DE <text:s/>along with several example designs and a common library. <text:s/>The ./tools directory contains all necessary <text:s/>tools and may be copied into any DE as well as the common library. </text:span>SOCGEN tools support the IP-Xact <text:s/>reuse standard <text:s/>so any IP-Xact compatible tool can be used for entering or modifying a design.</text:p>
      <text:p text:style-name="P9"/>
      <text:p text:style-name="P9"><text:tab/>The DE is also used to execute the design process scripts. These processes are all command line based and run from a top level Makefile. EDA tools with a Graphical User Interface (GYI) may be used for <text:span text:style-name="T17">nonrepetitive</text:span> <text:s/>tasks like design entry or debugging but all tool flows must be executable from the command and capable of being run unassisted on a computer farm.</text:p>
      <text:p text:style-name="P9"/>
      <text:p text:style-name="P39"/>
      <text:p text:style-name="P39"/>
      <text:p text:style-name="P39"/>
      <text:p text:style-name="P39"/>
      <text:p text:style-name="P39"/>
      <text:p text:style-name="P39"/>
      <text:p text:style-name="P39"/>
      <text:p text:style-name="P39"><text:soft-page-break/></text:p>
      <text:list xml:id="list1664736987" text:continue-list="list496505019" text:style-name="L1">
        <text:list-item>
          <text:list>
            <text:list-item>
              <text:h text:style-name="P101" text:outline-level="2">Tool Flows</text:h>
            </text:list-item>
          </text:list>
        </text:list-item>
      </text:list>
      <text:p text:style-name="P38"/>
      <text:list xml:id="list2099391453" text:continue-numbering="true" text:style-name="L1">
        <text:list-item>
          <text:list>
            <text:list-item>
              <text:list>
                <text:list-item>
                  <text:h text:style-name="P94" text:outline-level="3">INDEX</text:h>
                </text:list-item>
              </text:list>
            </text:list-item>
          </text:list>
        </text:list-item>
      </text:list>
      <text:p text:style-name="P38"/>
      <text:p text:style-name="P9"><text:tab/>Scans all xml files in /projects and creates a catalog with the location of all ip-xact and socgen design files. This must be run after any IP is added or removed from the ./<text:span text:style-name="T17">projects directory.</text:span></text:p>
      <text:p text:style-name="P9"/>
      <text:p text:style-name="P9"/>
      <text:p text:style-name="P9">Example: <text:s text:c="4"/>$<text:span text:style-name="T11">make index</text:span></text:p>
      <text:p text:style-name="P24"/>
      <text:p text:style-name="P9"/>
      <text:list xml:id="list1087979655" text:continue-numbering="true" text:style-name="L1">
        <text:list-item>
          <text:list>
            <text:list-item>
              <text:list>
                <text:list-item>
                  <text:h text:style-name="P94" text:outline-level="3">WORKSPACE</text:h>
                </text:list-item>
              </text:list>
            </text:list-item>
          </text:list>
        </text:list-item>
      </text:list>
      <text:p text:style-name="P38"/>
      <text:p text:style-name="P9"><text:tab/>Builds a directory image of the top level design in a <text:span text:style-name="T17">volatile</text:span> work area that is <text:span text:style-name="T17">symbolicily</text:span> <text:s/>linked back to the original files in the repository. It also symbolicly links all child components used in the design <text:s/>in a children directory located below the parent design. </text:p>
      <text:p text:style-name="P9"/>
      <text:p text:style-name="P9"><text:tab/>Cleaning the workspace is done by removing all files and rerunning workspace.</text:p>
      <text:p text:style-name="P9"/>
      <text:p text:style-name="P9">Example: <text:s text:c="4"/><text:span text:style-name="T11">$make workspace <text:s/>opencores.org <text:s/>or1k </text:span></text:p>
      <text:p text:style-name="P24"/>
      <text:p text:style-name="P21"><text:span text:style-name="T18">or <text:s text:c="8"/></text:span><text:s text:c="5"/>./<text:span text:style-name="T17">tools/sys/</text:span><text:span text:style-name="T10">workspace /</text:span><text:span text:style-name="T12">projects</text:span><text:span text:style-name="T10">/opencores.org/or1k /work</text:span></text:p>
      <text:p text:style-name="P24"/>
      <text:p text:style-name="P9"><text:tab/>This will create a new subdirectory and symbolicly link all of the or1k files under <text:s/><text:span text:style-name="T10">/work/opencores.org__or1k</text:span>.</text:p>
      <text:p text:style-name="P9"/>
      <text:p text:style-name="P9">It will then create another subdirectory called <text:span text:style-name="T10">/work/opencores.org__or1k/children </text:span><text:span text:style-name="T14">where it will link all of the subcomponents used anywhere under the top level module</text:span><text:span text:style-name="T10">.</text:span></text:p>
      <text:p text:style-name="P9"/>
      <text:p text:style-name="P9"><text:tab/>All of the files generated by any tool flow will be put in th<text:span text:style-name="T17">is</text:span> workspace.</text:p>
      <text:p text:style-name="P9"/>
      <text:p text:style-name="P9"/>
      <text:p text:style-name="P9"/>
      <text:p text:style-name="P9"><text:soft-page-break/></text:p>
      <text:list xml:id="list1495616530" text:continue-numbering="true" text:style-name="L1">
        <text:list-item>
          <text:list>
            <text:list-item>
              <text:list>
                <text:list-item>
                  <text:h text:style-name="P94" text:outline-level="3">BUILD_OBJ</text:h>
                </text:list-item>
              </text:list>
            </text:list-item>
          </text:list>
        </text:list-item>
      </text:list>
      <text:p text:style-name="P9"><text:tab/>Runs assembler or C-compiler on all firmware in project <text:s/>sw directories.</text:p>
      <text:p text:style-name="P9"/>
      <text:p text:style-name="P9"/>
      <text:p text:style-name="P9">Example: <text:s text:c="4"/>$<text:span text:style-name="T11">make build_obj</text:span></text:p>
      <text:p text:style-name="P24"/>
      <text:p text:style-name="P9"/>
      <text:list xml:id="list1746385905" text:continue-numbering="true" text:style-name="L1">
        <text:list-item>
          <text:list>
            <text:list-item>
              <text:list>
                <text:list-item>
                  <text:h text:style-name="P94" text:outline-level="3">BUILD_SW</text:h>
                </text:list-item>
              </text:list>
            </text:list-item>
          </text:list>
        </text:list-item>
      </text:list>
      <text:p text:style-name="P9"><text:tab/>Links all sw libraries and creates bit image files.</text:p>
      <text:p text:style-name="P9"/>
      <text:p text:style-name="P9"/>
      <text:p text:style-name="P9">Example: <text:s text:c="4"/>$<text:span text:style-name="T11">make build_sw</text:span></text:p>
      <text:p text:style-name="P9"/>
      <text:p text:style-name="P9"/>
      <text:list xml:id="list1756242900" text:continue-numbering="true" text:style-name="L1">
        <text:list-item>
          <text:list>
            <text:list-item>
              <text:list>
                <text:list-item>
                  <text:h text:style-name="P94" text:outline-level="3">BUILD_HW</text:h>
                </text:list-item>
              </text:list>
            </text:list-item>
          </text:list>
        </text:list-item>
      </text:list>
      <text:p text:style-name="P9"><text:tab/>Builds all verilog code for all projects in work area.</text:p>
      <text:p text:style-name="P9"/>
      <text:p text:style-name="P9"/>
      <text:p text:style-name="P9">Example: <text:s text:c="5"/>$<text:span text:style-name="T11">make build_hw</text:span></text:p>
      <text:p text:style-name="P20"/>
      <text:p text:style-name="P20"/>
      <text:p text:style-name="P9"><text:tab/>This flow will traverse all libraries in the /work directory and their children and will execute a command to run all componentGenerators found in any ip-xact component file.</text:p>
      <text:p text:style-name="P20"/>
      <text:p text:style-name="P20"/>
      <text:p text:style-name="P20"/>
      <text:list xml:id="list371808554" text:continue-numbering="true" text:style-name="L1">
        <text:list-item>
          <text:list>
            <text:list-item>
              <text:list>
                <text:list-item>
                  <text:h text:style-name="P94" text:outline-level="3">BUILD_FPGAS</text:h>
                </text:list-item>
              </text:list>
            </text:list-item>
          </text:list>
        </text:list-item>
      </text:list>
      <text:p text:style-name="P9"><text:tab/>Synthesizes and routes all fpgas in work area.</text:p>
      <text:p text:style-name="P9"/>
      <text:p text:style-name="P9"/>
      <text:p text:style-name="P9">Example: <text:s text:c="4"/>$<text:span text:style-name="T11">make build_fpgas</text:span></text:p>
      <text:p text:style-name="P24"/>
      <text:p text:style-name="P9"/>
      <text:p text:style-name="P9"/>
      <text:p text:style-name="P20"/>
      <text:p text:style-name="P9"><text:tab/>This flow will locate any chip found in any toplevel socgen design.xml file and synthesys it using Xilinx webpack.</text:p>
      <text:p text:style-name="P9"><text:soft-page-break/></text:p>
      <text:p text:style-name="P9"/>
      <text:list xml:id="list2087392787" text:continue-numbering="true" text:style-name="L1">
        <text:list-item>
          <text:list>
            <text:list-item>
              <text:list>
                <text:list-item>
                  <text:h text:style-name="P94" text:outline-level="3">RUN_SIMS</text:h>
                </text:list-item>
              </text:list>
            </text:list-item>
          </text:list>
        </text:list-item>
      </text:list>
      <text:p text:style-name="P9"><text:tab/>Runs linting on all testbenches and then runs all verilog simulations.</text:p>
      <text:p text:style-name="P9"/>
      <text:p text:style-name="P9"/>
      <text:p text:style-name="P9">Example: <text:s text:c="4"/>$<text:span text:style-name="T11">make run_sims</text:span></text:p>
      <text:p text:style-name="P24"/>
      <text:p text:style-name="P24"/>
      <text:p text:style-name="P9"><text:tab/>This flow will locate any sim found in any toplevel socgen design.xml file and simulate it using icarus verilog.</text:p>
      <text:p text:style-name="P9"/>
      <text:p text:style-name="P24"/>
      <text:p text:style-name="P9"/>
      <text:list xml:id="list591580945" text:continue-numbering="true" text:style-name="L1">
        <text:list-item>
          <text:list>
            <text:list-item>
              <text:list>
                <text:list-item>
                  <text:h text:style-name="P94" text:outline-level="3">RUN_COVERAGE</text:h>
                </text:list-item>
              </text:list>
            </text:list-item>
          </text:list>
        </text:list-item>
      </text:list>
      <text:p text:style-name="P9"><text:tab/>Creates code coverage reports on p<text:span text:style-name="T17">re</text:span>viously run sims.</text:p>
      <text:p text:style-name="P9"/>
      <text:p text:style-name="P9"/>
      <text:p text:style-name="P9">Example: <text:s text:c="4"/>$<text:span text:style-name="T11">make run_coverage</text:span></text:p>
      <text:p text:style-name="P24"/>
      <text:p text:style-name="P9"><text:tab/>This flow will locate any sim found in any toplevel socgen design.xml file and extract the code coverage information from its vcd file in a coverage data file. It then runs coverage to produce a code coverage report.</text:p>
      <text:p text:style-name="P20"/>
      <text:p text:style-name="P9"/>
      <text:p text:style-name="P9"/>
      <text:list xml:id="list1485056780" text:continue-numbering="true" text:style-name="L1">
        <text:list-item>
          <text:list>
            <text:list-item>
              <text:list>
                <text:list-item>
                  <text:h text:style-name="P94" text:outline-level="3">CHECK_SIMS</text:h>
                </text:list-item>
              </text:list>
            </text:list-item>
          </text:list>
        </text:list-item>
      </text:list>
      <text:p text:style-name="P9"><text:tab/>Checks all simulation results.</text:p>
      <text:p text:style-name="P9"/>
      <text:p text:style-name="P9"/>
      <text:p text:style-name="P9">Example: <text:s text:c="4"/>$<text:span text:style-name="T11">make check_sims</text:span></text:p>
      <text:p text:style-name="P24"/>
      <text:p text:style-name="P9"/>
      <text:p text:style-name="P9"/>
      <text:p text:style-name="P9"/>
      <text:p text:style-name="P9"/>
      <text:p text:style-name="P9"/>
      <text:p text:style-name="P9"/>
      <text:p text:style-name="P9"/>
      <text:list xml:id="list283506916" text:continue-numbering="true" text:style-name="L1">
        <text:list-item>
          <text:list>
            <text:list-item>
              <text:list>
                <text:list-item>
                  <text:h text:style-name="P94" text:outline-level="3"><text:soft-page-break/>CHECK_FPGAS</text:h>
                </text:list-item>
              </text:list>
            </text:list-item>
          </text:list>
        </text:list-item>
      </text:list>
      <text:p text:style-name="P9"><text:tab/>Checks fpga compile results.</text:p>
      <text:p text:style-name="P9"/>
      <text:p text:style-name="P9"/>
      <text:p text:style-name="P9">Example: <text:s text:c="4"/>$<text:span text:style-name="T11">make check_fpgas</text:span></text:p>
      <text:p text:style-name="P24"/>
      <text:p text:style-name="P24"/>
      <text:p text:style-name="P9"/>
      <text:list xml:id="list1710710679" text:continue-numbering="true" text:style-name="L1">
        <text:list-item>
          <text:list>
            <text:list-item>
              <text:list>
                <text:list-item>
                  <text:h text:style-name="P94" text:outline-level="3">CLEAN</text:h>
                </text:list-item>
              </text:list>
            </text:list-item>
          </text:list>
        </text:list-item>
      </text:list>
      <text:p text:style-name="P9"><text:tab/>Cleans all old files out of work area. </text:p>
      <text:p text:style-name="P9"/>
      <text:p text:style-name="P9"/>
      <text:p text:style-name="P9">Example: <text:s text:c="4"/>$<text:span text:style-name="T11">make clean</text:span></text:p>
      <text:p text:style-name="P2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167598794" text:continue-numbering="true" text:style-name="L1">
        <text:list-item>
          <text:list>
            <text:list-item>
              <text:h text:style-name="P101" text:outline-level="2"><text:soft-page-break/>IP Repositories</text:h>
            </text:list-item>
          </text:list>
        </text:list-item>
      </text:list>
      <text:p text:style-name="P38"/>
      <text:p text:style-name="P9"><text:tab/>Design data is NEVER stored in the DE, it is always stored in a revision controlled system(RCS) repository and the “Golden Copy” is kept in a safe and secure location with backups. <text:s/>There are numerous choices for RCS tools but they all provide three basic functions:</text:p>
      <text:p text:style-name="P9"/>
      <text:list xml:id="list1643064990" text:style-name="L5">
        <text:list-item>
          <text:p text:style-name="P78">Data Revisioning <text:s text:c="3"/>Stores all revisions for current and past files.</text:p>
        </text:list-item>
        <text:list-item>
          <text:p text:style-name="P78">Cloning <text:s text:c="18"/>Provides complete copy of data from master source</text:p>
        </text:list-item>
        <text:list-item>
          <text:p text:style-name="P78">Time Machine <text:s text:c="8"/><text:span text:style-name="T17">R</text:span>estore<text:span text:style-name="T17">s</text:span> to any time or tag point from the past</text:p>
        </text:list-item>
      </text:list>
      <text:p text:style-name="P9"/>
      <text:p text:style-name="P9"><text:tab/>The only design data stored in any engineers local DE will be new code that has yet to be checked in and existing code that is in the process of being modified. <text:s/>It is a good design practice to check in this code as often as possible.</text:p>
      <text:p text:style-name="P9"/>
      <text:p text:style-name="P9"><text:tab/>All RCS tools will provide the<text:span text:style-name="T17">se</text:span> three basic functions but will differentiate themselves by adding <text:span text:style-name="T17">many new </text:span>extra features. DO NOT USE ANY OF THESE <text:s/>FEATURES! <text:s/>Your code <text:span text:style-name="T17">is going to </text:span>outlive whatever RCS tool du jour your team is using and someday you will have to dump out all your code and reenter it into the next <text:span text:style-name="T17">latest and </text:span>greatest RCS tool. If you avoid using any feature but the three basic ones then <text:span text:style-name="T17">that will make moving your ip</text:span> a lot easier.</text:p>
      <text:p text:style-name="P9"/>
      <text:p text:style-name="P9"><text:tab/>There are two ways to organize your IP into <text:s/>RCS repositories. The first is “Store by where used” <text:s/>in which every chip design gets one repository where EVERYTHING <text:s/>used to create that design (including the DE) is stored in that repository. <text:s/>This method was popular <text:s/>in the past when designs were smaller and life was simpler and its main attraction was that if needed you could always restore the bits from the archives and you pick up the design exactly as the original designers had left it. <text:s/></text:p>
      <text:p text:style-name="P9"/>
      <text:p text:style-name="P9"><text:tab/>But then it became apparent that not only did you need the IP but you also needed the now quite obsolete and non-supported versions for the EDA tools that were used for the original design. These tools and licenses may not be available and if they are they may not run on your modern hardware. </text:p>
      <text:p text:style-name="P9"/>
      <text:p text:style-name="P9"><text:tab/>Bit rot is real. If you want to be able to reissue your design in 10 or 15 years then you must plan on maintaining it and testing it against any and all tool upgrades.</text:p>
      <text:p text:style-name="P9"/>
      <text:p text:style-name="P9"><text:tab/>The other big problem was that as the size of designs grew the size of design teams also grew. A chip design today can easily have over 100 engineers from around the world and several companies all working on the rtl code. IP <text:soft-page-break/>code is valuable and some of it is licensed from companies with <text:s/>rather draconian remedies for what happens if the code that they deliver to you ever shows up on wikileaks.</text:p>
      <text:p text:style-name="P9"/>
      <text:p text:style-name="P9"><text:tab/>The prudent engineering manager will limit the team members access to rtl code <text:s/>on a need to know basis. <text:s/>This means that you split the code and store it in multiple repositories and give each team member access <text:s/>to only the repositories needed for their job.</text:p>
      <text:p text:style-name="P9"/>
      <text:p text:style-name="P9"><text:tab/>That is the second method and is called “Store by who created it”. <text:s/>Each piece of IP will have a vendor name from their Ip Xact file <text:s/>that determines where the IP is kept <text:s/>in the repositories. You will have IP from several different vendors and you can arrange it so that each vendor can access their own IP but no other vendors.</text:p>
      <text:p text:style-name="P9"/>
      <text:list xml:id="list746804019" text:continue-list="list2167598794" text:style-name="L1">
        <text:list-item>
          <text:list>
            <text:list-item>
              <text:list>
                <text:list-item>
                  <text:h text:style-name="P94" text:outline-level="3">IP-Xact Repositories</text:h>
                </text:list-item>
              </text:list>
            </text:list-item>
          </text:list>
        </text:list-item>
      </text:list>
      <text:p text:style-name="P9"><text:tab/><text:span text:style-name="T3">The SOCGEN project imposes some additional requirements for storing IP-Xact enabled IP</text:span><text:span text:style-name="T4">. </text:span></text:p>
      <text:p text:style-name="P9"/>
      <text:list xml:id="list436203798" text:style-name="L6">
        <text:list-item text:start-value="1">
          <text:p text:style-name="P79">Repository must contain a spirit:component file with .xml suffix.</text:p>
        </text:list-item>
        <text:list-item>
          <text:p text:style-name="P79">Repository must contain a socgen:ip file named design.xml</text:p>
        </text:list-item>
        <text:list-item>
          <text:p text:style-name="P79">Top level directory must match vlnv Vendor name</text:p>
        </text:list-item>
        <text:list-item text:start-value="1">
          <text:p text:style-name="P79">Second level directory must match vlnv Library name</text:p>
        </text:list-item>
        <text:list-item>
          <text:p text:style-name="P79">Some lower level must match vlnv component name.</text:p>
        </text:list-item>
        <text:list-item text:start-value="1">
          <text:p text:style-name="P79">Component named directory must contain the entire component</text:p>
        </text:list-item>
      </text:list>
      <text:p text:style-name="P9"/>
      <text:list xml:id="list213885154" text:continue-list="list746804019" text:style-name="L1">
        <text:list-item>
          <text:list>
            <text:list-item>
              <text:h text:style-name="P101" text:outline-level="2">Projects</text:h>
            </text:list-item>
          </text:list>
        </text:list-item>
      </text:list>
      <text:p text:style-name="P9"><text:tab/>The projects directory is used to store all the IP from all the different vendors and make it accessible for use by any other IP component. The top level inside of the projects directory will contain a separate directory for each vendor and the directory name will match the vendor name from the ip-xact file vlnv. Directly underneath the vendor directory will be the library directory and it's name will match the library name from the vlnv. </text:p>
      <text:p text:style-name="P9"/>
      <text:p text:style-name="P9"><text:tab/>Component directories must also match the component name from the vlnv but they may be located anywhere under the library directory. Any code that is needed by a component must either reside inside the component's directory or reside in it's own ip-xact repository.</text:p>
      <text:p text:style-name="P9"/>
      <text:p text:style-name="P9"><text:soft-page-break/><text:tab/>An IP may be added into a DE by cloning it's repository into the DE projects directory. Once IP is added or created it must be added into the socgen registry by typing:</text:p>
      <text:p text:style-name="P9"/>
      <text:p text:style-name="P24">$make index</text:p>
      <text:p text:style-name="P13"/>
      <text:p text:style-name="P13"/>
      <text:p text:style-name="P13"/>
      <text:p text:style-name="P13"/>
      <text:p text:style-name="P13"/>
      <text:list xml:id="list470427549" text:continue-numbering="true" text:style-name="L1">
        <text:list-item>
          <text:list>
            <text:list-item>
              <text:h text:style-name="P101" text:outline-level="2">Workspace</text:h>
            </text:list-item>
          </text:list>
        </text:list-item>
      </text:list>
      <text:p text:style-name="P38"/>
      <text:p text:style-name="P9"><text:tab/><text:span text:style-name="T19">Using a piece of IP from some outside source is like buying something from IKEA. It will arrive in a box and some assembly is required. <text:s/></text:span>Any IP repository <text:s/>will only contain the minimum files needed for the design process flows to build the finished design. Running all the design processes will grow the repository size by several orders of magnitude. </text:p>
      <text:p text:style-name="P9"/>
      <text:p text:style-name="P9"><text:tab/>These generated files can create serious issues. Design work <text:s/>involves creating new files and modifying existing ones. These changes must be tested by running a complete set of design flows before any of the candidate changes are <text:s/>committed back into the repository.</text:p>
      <text:p text:style-name="P9"/>
      <text:p text:style-name="P9"><text:tab/>But if you query the repository state after running the design flows then it will report the addition of thousands of new files that are not yet checked in and scattered among the entries will be the 2 or 3 files that you actually need to commit. <text:s/>Good luck in spotting them.</text:p>
      <text:p text:style-name="P9"/>
      <text:p text:style-name="P9"><text:tab/>This is why all RCS software includes an IGNORE feature so that you can mask out the thousands of files and only show the ones that are important. The problem is that RCS software is written by software engineers for other software engineers. SOC design flows are more complex than your usual software build scripts. A software engineer knows that all *.obj files are generated and can ignore all of them. A SOC designer does not know if a verilog .v file was hand crafted or generated from a Register or Finite State Machine generator. <text:s/>Configuring the repository IGNORE masking is a huge time sink and should NEVER be used on SOC IP repositories.</text:p>
      <text:p text:style-name="P9"/>
      <text:p text:style-name="P9"><text:tab/>The big problem has to do with the complexity that you can sometimes <text:s/>find in real IC designers build scripts. You will see makefiles calling perl code calling shell scripts to run EDA tools and then running SED of their outputs. Thats even before they add recursion so don't be surprised if you receive some IP with a build script that resembles Rube Goldberg on a bad hair day.</text:p>
      <text:p text:style-name="P9"><text:soft-page-break/></text:p>
      <text:p text:style-name="P9"><text:tab/>Any makefile process can change what it does based on the existence and time stamp of files that exist in the database. <text:s/>A RCS feature that tells you the the repository is in it's virgin state when it actually still has generated files remaining from the previous run is a really really bad idea. </text:p>
      <text:p text:style-name="P9"/>
      <text:p text:style-name="P9"><text:tab/>Soc designers should never use the ignore feature from <text:s/>RCS software. Not only is it a huge time sink to maintain but you now have to also test your build scripts to prove that they work under all possible configurations left over from the last build. <text:s/>This number can be huge.</text:p>
      <text:p text:style-name="P9"/>
      <text:p text:style-name="P9"/>
      <text:p text:style-name="P9"><text:tab/>That is why the SOCGEN project provides a workspace <text:s/>for running the design flows. Workspaces are similar to what you get when you use the unix <text:span text:style-name="T11">lndir </text:span>command. You can check out a repository into a directory called foo and then create another directory named foo_cmp. The <text:s/><text:span text:style-name="T11">lndir </text:span>command can then be used to create an exact copy of foo into foo_cmp. The only difference is that foo will contain the actual files while foo_cmp will have symbolic links back to the actual files.</text:p>
      <text:p text:style-name="P9"/>
      <text:p text:style-name="P9"><text:tab/>Now you can run all of your design processes in foo_cmp and that is where all the newly created files will be generated. Checking the status of your RCS repository will only show the changes that you have made to the database.</text:p>
      <text:p text:style-name="P9"/>
      <text:p text:style-name="P9"><text:tab/>If a design process does delete and recreate a repository file then the new file will only exist in foo_cmp while the original is unchanged in foo.</text:p>
      <text:p text:style-name="P9"/>
      <text:p text:style-name="P9"><text:tab/>If a design process writes to an existing repository file then the write will occur in the repository and the status will report that the file has been modified. <text:s/>This can only happen if you check a generated file into the repository. We NEVER check generated files into a repository for just this reason. <text:s/></text:p>
      <text:p text:style-name="P9"/>
      <text:p text:style-name="P9"><text:tab/>One of the benefits of a separate workspace is that cleaning up before rerunning is now <text:s/>a simple <text:s/><text:span text:style-name="T11">rm -r *</text:span> <text:s/>command at the top level of the workspace directory. You will no longer have to maintain the clean function in all your makefiles.</text:p>
      <text:p text:style-name="P9"/>
      <text:p text:style-name="P9"><text:tab/>Another benefit is that the projects directory could contain a large number of IP components and running all design flows on all components could take forever. A workspace is built only for the top level designs that the designer specifies and no unneeded tools are run.</text:p>
      <text:p text:style-name="P9"/>
      <text:p text:style-name="P9"><text:tab/>To create a workspace simply type the workspace command followed by the top level vendors library directory and the name of the workspace directory.</text:p>
      <text:p text:style-name="P9"/>
      <text:p text:style-name="P24"><text:soft-page-break/>$./tools/sys/workspace <text:span text:style-name="T9">projects/opencores.org/fpga_or1200/ /work</text:span></text:p>
      <text:p text:style-name="P9"/>
      <text:p text:style-name="P9"/>
      <text:p text:style-name="P9"><text:tab/>When finished the command will have created a single directory in /work named opencores.org__fpga_or1200 that is symbolically linked back to its source in the /projects directory.</text:p>
      <text:p text:style-name="P9"/>
      <text:p text:style-name="P9"><text:tab/>It will also create a directory /work/opencores.org__fpga_or1200/children and that will contain all the children IP used in this design. They will also be symbolically linked back to their sources.</text:p>
      <text:p text:style-name="P9"/>
      <text:p text:style-name="P9"><text:tab/>When a design process runs it only operates on designs in the /work directory and will store all generated files in this workspace.</text:p>
      <text:list xml:id="list665415058" text:continue-numbering="true" text:style-name="L1">
        <text:list-item>
          <text:h text:style-name="P93" text:outline-level="1">SOCGEN <text:span text:style-name="T21">Meta-data files</text:span></text:h>
        </text:list-item>
      </text:list>
      <text:h text:style-name="P88" text:outline-level="1"/>
      <text:p text:style-name="P41"><text:tab/><text:span text:style-name="T21">SOCGEN uses seven xml meta-data files to hold all the the design and configuration data for all of the IP and these will act as an electronic “Data Sheet” for all the tools. Two of these are custom schema but the remaining five generally follow the IEEE-1685-2009 IP-Xact standard.</text:span> </text:p>
      <text:p text:style-name="P38"/>
      <text:p text:style-name="P38"/>
      <text:list xml:id="list2059126006" text:continue-numbering="true" text:style-name="L1">
        <text:list-item>
          <text:list>
            <text:list-item>
              <text:h text:style-name="P101" text:outline-level="2">SOCGEN:<text:span text:style-name="T21">libraryConfiguration File</text:span></text:h>
            </text:list-item>
          </text:list>
        </text:list-item>
      </text:list>
      <text:p text:style-name="P5"/>
      <text:p text:style-name="P39"/>
      <text:p text:style-name="P39"><text:tab/>Each <text:span text:style-name="T23">library must include one libraryConfiguration file somewhere inside of it. Its only purpose is to tell the tools the names of the sub-directories that contain component modules (ip) and software (sw).</text:span></text:p>
      <text:p text:style-name="P39"/>
      <text:p text:style-name="P53">&lt;?xml version="1.0" encoding="UTF-8"?&gt;</text:p>
      <text:p text:style-name="P53">&lt;!--</text:p>
      <text:p text:style-name="P53">// <text:s text:c="34"/>//</text:p>
      <text:p text:style-name="P53">// Copyright boilerplate <text:s text:c="12"/>//</text:p>
      <text:p text:style-name="P53">// <text:s/><text:tab/><text:tab/><text:tab/> <text:s text:c="22"/>//</text:p>
      <text:p text:style-name="P56"/>
      <text:p text:style-name="P56">--&gt;</text:p>
      <text:p text:style-name="P56">&lt;socgen:libraryConfiguration <text:s/>xmlns:socgen="http://opencores.org" xmlns:xsi="http://www.w3.org/2001/XMLSchema-instance"&gt;</text:p>
      <text:p text:style-name="P56">&lt;socgen:vendor&gt;opencores.org&lt;/socgen:vendor&gt;</text:p>
      <text:p text:style-name="P56">&lt;socgen:name&gt;fpgas&lt;/socgen:name&gt;</text:p>
      <text:p text:style-name="P56">&lt;socgen:lib_ip_dir&gt;ip&lt;/socgen:lib_ip_dir&gt;</text:p>
      <text:p text:style-name="P56">&lt;socgen:lib_sw_dir&gt;sw&lt;/socgen:lib_sw_dir&gt;</text:p>
      <text:p text:style-name="P56">&lt;/socgen:libraryConfiguration&gt;</text:p>
      <text:p text:style-name="P54"/>
      <text:p text:style-name="P39"/>
      <text:list xml:id="list1446270949" text:continue-numbering="true" text:style-name="L1">
        <text:list-item>
          <text:list>
            <text:list-item>
              <text:h text:style-name="P101" text:outline-level="2"><text:soft-page-break/>SOCGEN:<text:span text:style-name="T21">componentConfiguration </text:span><text:s/>file</text:h>
            </text:list-item>
          </text:list>
        </text:list-item>
      </text:list>
      <text:p text:style-name="P5"/>
      <text:p text:style-name="P39"/>
      <text:p text:style-name="P39"><text:tab/>Each component must have a socgen:<text:span text:style-name="T21">componentConfiguration</text:span> file to provide setup and configuration information for <text:span text:style-name="T23">tool </text:span>flows.</text:p>
      <text:p text:style-name="P9"/>
      <text:p text:style-name="P9"/>
      <text:list xml:id="list1699904713" text:continue-numbering="true" text:style-name="L1">
        <text:list-item>
          <text:list>
            <text:list-item>
              <text:list>
                <text:list-item>
                  <text:h text:style-name="P98" text:outline-level="3">Header</text:h>
                </text:list-item>
              </text:list>
            </text:list-item>
          </text:list>
        </text:list-item>
      </text:list>
      <text:p text:style-name="P27"/>
      <text:p text:style-name="P27"/>
      <text:p text:style-name="P27"/>
      <text:p text:style-name="P55">&lt;?xml version="1.0" encoding="UTF-8"?&gt;</text:p>
      <text:p text:style-name="P55">&lt;!--</text:p>
      <text:p text:style-name="P55">// <text:s text:c="34"/>//</text:p>
      <text:p text:style-name="P55">// Copyright boilerplate <text:s text:c="12"/>//</text:p>
      <text:p text:style-name="P55">// <text:s/><text:tab/><text:tab/><text:tab/> <text:s text:c="22"/>//</text:p>
      <text:p text:style-name="P55">--&gt;</text:p>
      <text:p text:style-name="P55">&lt;socgen:<text:span text:style-name="T23">componentConfiguration</text:span> xmlns:socgen="http://opencores.org" xmlns:xsi="http://www.w3.org/2001/XMLSchema-instance"&gt;</text:p>
      <text:p text:style-name="P52">&lt;socgen:vendor&gt;opencores.org&lt;/socgen:vendor&gt;</text:p>
      <text:p text:style-name="P52">&lt;socgen:library&gt;fpgas&lt;/socgen:library&gt;</text:p>
      <text:p text:style-name="P52">&lt;socgen:component&gt;Nexys2_T6502&lt;/socgen:component&gt;</text:p>
      <text:p text:style-name="P52"/>
      <text:p text:style-name="P52"/>
      <text:p text:style-name="P52"/>
      <text:p text:style-name="P52"/>
      <text:p text:style-name="P52"/>
      <text:p text:style-name="P52"/>
      <text:p text:style-name="P52"/>
      <text:p text:style-name="P52"/>
      <text:p text:style-name="P54"/>
      <text:p text:style-name="P42"/>
      <text:list xml:id="list159098537" text:continue-numbering="true" text:style-name="L1">
        <text:list-item>
          <text:list>
            <text:list-item>
              <text:list>
                <text:list-item>
                  <text:h text:style-name="P95" text:outline-level="3"><text:soft-page-break/>Configuration <text:span text:style-name="T25">sets</text:span></text:h>
                </text:list-item>
              </text:list>
            </text:list-item>
          </text:list>
        </text:list-item>
      </text:list>
      <text:p text:style-name="P32"/>
      <text:p text:style-name="P59"><text:tab/><text:span text:style-name="T23">Each configuration consists of set of name/value pairs for all of the modifiable parameters. Each component must have one configuration named “default” with all the parameters and their default values. </text:span><text:span text:style-name="T24">Other configurations may be created as needed for any or all of the tool flows. </text:span></text:p>
      <text:p text:style-name="P58"><text:s/></text:p>
      <text:p text:style-name="P54">&lt;socgen:configurations&gt;</text:p>
      <text:p text:style-name="P54">&lt;<text:span text:style-name="T23">socgen:</text:span>configuration&gt;</text:p>
      <text:p text:style-name="P54">&lt;socgen:name&gt;<text:span text:style-name="T23">default</text:span>&lt;/socgen:name&gt;</text:p>
      <text:p text:style-name="P54">&lt;socgen:parameters&gt;</text:p>
      <text:p text:style-name="P54">&lt;socgen:parameter&gt;</text:p>
      <text:p text:style-name="P54">&lt;socgen:name&gt;RAM_WORDS&lt;/socgen:name&gt;&lt;socgen:value&gt;2048&lt;/socgen:value&gt;</text:p>
      <text:p text:style-name="P54">&lt;/socgen:parameter&gt;</text:p>
      <text:p text:style-name="P54">&lt;socgen:parameter&gt;</text:p>
      <text:p text:style-name="P54">&lt;socgen:name&gt;RAM_ADD&lt;/socgen:name<text:span text:style-name="T23">&gt;</text:span>&lt;socgen:value&gt;11&lt;/socgen:value&gt;</text:p>
      <text:p text:style-name="P54">&lt;/socgen:parameter&gt;</text:p>
      <text:p text:style-name="P54">&lt;/socgen:parameters&gt;</text:p>
      <text:p text:style-name="P54">&lt;/socgen:configuration&gt;</text:p>
      <text:p text:style-name="P54">&lt;/socgen:configurations&gt;</text:p>
      <text:p text:style-name="P84"/>
      <text:p text:style-name="P84"/>
      <text:p text:style-name="P84"/>
      <text:p text:style-name="P84"/>
      <text:p text:style-name="P84"/>
      <text:p text:style-name="P84"/>
      <text:p text:style-name="P84"/>
      <text:p text:style-name="P84"/>
      <text:p text:style-name="P84"/>
      <text:p text:style-name="P84"/>
      <text:p text:style-name="P84"/>
      <text:list xml:id="list467326247" text:continue-numbering="true" text:style-name="L1">
        <text:list-item>
          <text:list>
            <text:list-item>
              <text:list>
                <text:list-item>
                  <text:h text:style-name="P99" text:outline-level="3"><text:soft-page-break/>Sim </text:h>
                </text:list-item>
              </text:list>
            </text:list-item>
          </text:list>
        </text:list-item>
      </text:list>
      <text:p text:style-name="P33"/>
      <text:p text:style-name="P60"><text:tab/>Each component must have at least one testbench for use in simulations and linting. The testbench it self will be a separate ip-xact component but this section identifies it as a testbench and provides setup data for code coverage. Code coverage is only preformed on the blocks identified in a cover block.</text:p>
      <text:p text:style-name="P55">&lt;socgen:<text:span text:style-name="T25">sim</text:span>&gt; </text:p>
      <text:p text:style-name="P60"><text:s/><text:span text:style-name="T10">&lt;socgen:library_path&gt;/ip/Nexys2_T6502/sim&lt;/socgen:library_path&gt;</text:span></text:p>
      <text:p text:style-name="P55">&lt;socgen:testbenches&gt; &lt;/socgen:testbenches&gt; </text:p>
      <text:p text:style-name="P55">&lt;socgen:<text:span text:style-name="T25">lints</text:span>&gt; &lt;/socgen:<text:span text:style-name="T25">lints</text:span>&gt;</text:p>
      <text:p text:style-name="P55">&lt;socgen:<text:span text:style-name="T25">icarus</text:span>&gt; &lt;/socgen:<text:span text:style-name="T25">icarus</text:span>&gt;</text:p>
      <text:p text:style-name="P55">&lt;/socgen:s<text:span text:style-name="T25">im</text:span>&gt;</text:p>
      <text:p text:style-name="P54"/>
      <text:list xml:id="list1959356115" text:continue-numbering="true" text:style-name="L1">
        <text:list-item>
          <text:list>
            <text:list-item>
              <text:list>
                <text:list-item>
                  <text:h text:style-name="P94" text:outline-level="3">Testbenches</text:h>
                </text:list-item>
              </text:list>
            </text:list-item>
          </text:list>
        </text:list-item>
      </text:list>
      <text:p text:style-name="P31"/>
      <text:p text:style-name="P57"><text:tab/>Each component must have at least one testbench for use in simulations and linting. The testbench it self will be a separate ip-xact component but this section identifies it as a testbench and provides setup data for code coverage. Code coverage is only preformed on the blocks identified in a cover block.</text:p>
      <text:p text:style-name="P52">&lt;socgen:testbenches&gt; </text:p>
      <text:p text:style-name="P52">&lt;socgen:testbench&gt; </text:p>
      <text:p text:style-name="P52">&lt;socgen:variant&gt;Nexys2_T6502_tb&lt;/socgen:variant&gt;</text:p>
      <text:p text:style-name="P52">&lt;socgen:version&gt;tb&lt;/socgen:version&gt; <text:s/></text:p>
      <text:p text:style-name="P52">&lt;socgen:code_coverage&gt;</text:p>
      <text:p text:style-name="P52"><text:s text:c="2"/>&lt;socgen:cover&gt;</text:p>
      <text:p text:style-name="P52"><text:s text:c="2"/>&lt;socgen:name&gt;T6502_cpu_def&lt;/socgen:name&gt;</text:p>
      <text:p text:style-name="P52"><text:s text:c="2"/>&lt;socgen:componentInstance&gt;TB.test.dut.core.T6502.cpu&lt;</text:p>
      <text:p text:style-name="P52"><text:s text:c="2"/>/socgen:componentInstance&gt;</text:p>
      <text:p text:style-name="P52"><text:s text:c="2"/>&lt;/socgen:cover&gt;</text:p>
      <text:p text:style-name="P52"><text:s text:c="2"/>&lt;socgen:cover&gt;</text:p>
      <text:p text:style-name="P52">&lt;/socgen:code_coverage&gt;</text:p>
      <text:p text:style-name="P52">&lt;/socgen:testbench&gt;</text:p>
      <text:p text:style-name="P52">&lt;/socgen:testbenches&gt;</text:p>
      <text:list xml:id="list1527363752" text:continue-numbering="true" text:style-name="L1">
        <text:list-item>
          <text:list>
            <text:list-item>
              <text:list>
                <text:list-item>
                  <text:h text:style-name="P99" text:outline-level="3"><text:soft-page-break/>Rtl Checks</text:h>
                </text:list-item>
              </text:list>
            </text:list-item>
          </text:list>
        </text:list-item>
      </text:list>
      <text:p text:style-name="P31"/>
      <text:p text:style-name="P57"><text:tab/>This section lists each simulation along with its testbench, configuration and any additional parameters.</text:p>
      <text:p text:style-name="P57"><text:s/></text:p>
      <text:p text:style-name="P52">&lt;socgen:<text:span text:style-name="T25">rtl_checks</text:span>&gt;</text:p>
      <text:p text:style-name="P52"><text:s text:c="6"/>&lt;socgen:<text:span text:style-name="T25">lint</text:span>&gt;</text:p>
      <text:p text:style-name="P52"><text:s text:c="8"/>&lt;socgen:name&gt;io_irq_2&lt;/socgen:name&gt;</text:p>
      <text:p text:style-name="P52"><text:s text:c="8"/>&lt;socgen:configuration&gt;T6502_io_irq_2&lt;/socgen:configuration&gt;</text:p>
      <text:p text:style-name="P52"><text:s text:c="8"/>&lt;socgen:variant&gt;Nexys2_T6502_<text:span text:style-name="T25">lint</text:span>&lt;/socgen:variant&gt;</text:p>
      <text:p text:style-name="P52"><text:s text:c="8"/>&lt;socgen:parameters&gt;</text:p>
      <text:p text:style-name="P52"><text:s text:c="10"/>&lt;socgen:parameter&gt;</text:p>
      <text:p text:style-name="P52"><text:s text:c="14"/>&lt;socgen:name&gt;<text:span text:style-name="T25">Param_name</text:span>&lt;/socgen:name&gt;</text:p>
      <text:p text:style-name="P52"><text:s text:c="14"/>&lt;socgen:value&gt;<text:span text:style-name="T25">Param_value</text:span>&lt;/socgen:value&gt;</text:p>
      <text:p text:style-name="P52"><text:s text:c="10"/>&lt;/socgen:parameter&gt;</text:p>
      <text:p text:style-name="P52"><text:s text:c="8"/>&lt;/socgen:parameters&gt;</text:p>
      <text:p text:style-name="P52"><text:s text:c="6"/>&lt;/socgen:<text:span text:style-name="T25">line</text:span>&gt;</text:p>
      <text:p text:style-name="P52">&lt;/socgen:<text:span text:style-name="T25">rtl_checks</text:span>&gt;</text:p>
      <text:p text:style-name="P9"/>
      <text:p text:style-name="P9"/>
      <text:p text:style-name="P9"/>
      <text:p text:style-name="P9"/>
      <text:p text:style-name="P9"/>
      <text:p text:style-name="P9"/>
      <text:p text:style-name="P9"/>
      <text:p text:style-name="P55"/>
      <text:p text:style-name="P43"/>
      <text:p text:style-name="P43"/>
      <text:p text:style-name="P43"/>
      <text:p text:style-name="P43"/>
      <text:p text:style-name="P43"/>
      <text:p text:style-name="P43"/>
      <text:list xml:id="list1422643035" text:continue-numbering="true" text:style-name="L1">
        <text:list-item>
          <text:list>
            <text:list-item>
              <text:list>
                <text:list-item>
                  <text:h text:style-name="P96" text:outline-level="3"><text:soft-page-break/>Sim<text:span text:style-name="T25">ulation Tests</text:span></text:h>
                </text:list-item>
              </text:list>
            </text:list-item>
          </text:list>
        </text:list-item>
      </text:list>
      <text:p text:style-name="P33"/>
      <text:p text:style-name="P60"><text:tab/>This section lists each simulation along with its testbench, configuration and any additional parameters.</text:p>
      <text:p text:style-name="P60"><text:s/></text:p>
      <text:p text:style-name="P55">&lt;socgen:<text:span text:style-name="T25">icarus</text:span>&gt;</text:p>
      <text:p text:style-name="P55"><text:s text:c="6"/>&lt;socgen:<text:span text:style-name="T25">test</text:span>&gt;</text:p>
      <text:p text:style-name="P55"><text:s text:c="8"/>&lt;socgen:name&gt;io_irq_2&lt;/socgen:name&gt;</text:p>
      <text:p text:style-name="P55"><text:s text:c="8"/>&lt;socgen:configuration&gt;T6502_io_irq_2&lt;/socgen:configuration&gt;</text:p>
      <text:p text:style-name="P55"><text:s text:c="8"/>&lt;socgen:variant&gt;Nexys2_T6502_tb&lt;/socgen:variant&gt;</text:p>
      <text:p text:style-name="P55"><text:s text:c="8"/>&lt;socgen:parameters&gt;</text:p>
      <text:p text:style-name="P55"><text:s text:c="10"/>&lt;socgen:parameter&gt;</text:p>
      <text:p text:style-name="P55"><text:s text:c="14"/>&lt;socgen:name&gt;TIMEOUT&lt;/socgen:name&gt;</text:p>
      <text:p text:style-name="P55"><text:s text:c="14"/>&lt;socgen:value&gt;800000&lt;/socgen:value&gt;</text:p>
      <text:p text:style-name="P55"><text:s text:c="10"/>&lt;/socgen:parameter&gt;</text:p>
      <text:p text:style-name="P55"><text:s text:c="8"/>&lt;/socgen:parameters&gt;</text:p>
      <text:p text:style-name="P55"><text:s text:c="6"/>&lt;/socgen:<text:span text:style-name="T25">test</text:span>&gt;</text:p>
      <text:p text:style-name="P55">&lt;/socgen:<text:span text:style-name="T25">icarus</text:span>&gt;</text:p>
      <text:p text:style-name="P11"/>
      <text:p text:style-name="P11"/>
      <text:p text:style-name="P11"/>
      <text:p text:style-name="P11"/>
      <text:p text:style-name="P11"/>
      <text:p text:style-name="P11"/>
      <text:p text:style-name="P11"/>
      <text:p text:style-name="P11"/>
      <text:p text:style-name="P11"/>
      <text:p text:style-name="P9"/>
      <text:p text:style-name="P9"/>
      <text:p text:style-name="P9"/>
      <text:p text:style-name="P9"/>
      <text:p text:style-name="P9"/>
      <text:p text:style-name="P9"/>
      <text:p text:style-name="P9"/>
      <text:p text:style-name="P9"/>
      <text:list xml:id="list1924497376" text:continue-numbering="true" text:style-name="L1">
        <text:list-item>
          <text:list>
            <text:list-item>
              <text:list>
                <text:list-item>
                  <text:h text:style-name="P99" text:outline-level="3"><text:soft-page-break/>syn </text:h>
                </text:list-item>
              </text:list>
            </text:list-item>
          </text:list>
        </text:list-item>
      </text:list>
      <text:p text:style-name="P31"/>
      <text:p text:style-name="P57"><text:tab/>This section lists each synthesizable design <text:s/>along with its target technology and <text:s/><text:span text:style-name="T24">overlay library</text:span>. <text:s/><text:span text:style-name="T24">If the design uses any component listed in the overlay library that also exists in the target library then the target libraries component will be substituted for the original.</text:span></text:p>
      <text:p text:style-name="P61"/>
      <text:p text:style-name="P52"/>
      <text:p text:style-name="P52">&lt;socgen:<text:span text:style-name="T25">syn</text:span>&gt;</text:p>
      <text:p text:style-name="P33"><text:span text:style-name="T10">&lt;socgen:library_path&gt;/ip/Nexys2_T6502/s</text:span><text:span text:style-name="T13">yn</text:span><text:span text:style-name="T10">&lt;/socgen:library_path&gt;</text:span></text:p>
      <text:p text:style-name="P52"/>
      <text:p text:style-name="P52">&lt;socgen:<text:span text:style-name="T25">ise</text:span>&gt; <text:s text:c="2"/></text:p>
      <text:p text:style-name="P52"><text:s text:c="2"/>&lt;socgen:name&gt;Nexys2_T6502_io_irq_2&lt;/socgen:name&gt;</text:p>
      <text:p text:style-name="P52"><text:s text:c="2"/>&lt;socgen:target&gt;</text:p>
      <text:p text:style-name="P52"><text:s text:c="4"/>&lt;socgen:vendor&gt;<text:span text:style-name="T24">digilentinc</text:span>.org&lt;/socgen:vendor&gt; <text:s/></text:p>
      <text:p text:style-name="P52"><text:s text:c="4"/>&lt;socgen:library&gt;Nexys2&lt;/socgen:library&gt; <text:s/></text:p>
      <text:p text:style-name="P52"><text:s text:c="4"/>&lt;socgen:component&gt;fpga&lt;/socgen:component&gt; <text:s/></text:p>
      <text:p text:style-name="P52"><text:s text:c="4"/>&lt;socgen:part&gt;xc3s1200e-fg320-5&lt;/socgen:part&gt; <text:s/></text:p>
      <text:p text:style-name="P52"><text:s text:c="4"/>&lt;socgen:overlay&gt;</text:p>
      <text:p text:style-name="P52"><text:s text:c="6"/>&lt;socgen:vendor&gt;opencores.org&lt;/socgen:vendor&gt;</text:p>
      <text:p text:style-name="P52"><text:s text:c="6"/>&lt;socgen:library&gt;cde&lt;/socgen:library&gt;</text:p>
      <text:p text:style-name="P52"><text:s text:c="4"/>&lt;/socgen:overlay&gt;</text:p>
      <text:p text:style-name="P52"><text:s text:c="4"/>&lt;/socgen:target&gt;</text:p>
      <text:p text:style-name="P52"><text:s text:c="2"/>&lt;/socgen:<text:span text:style-name="T25">ise</text:span>&gt;</text:p>
      <text:p text:style-name="P52">&lt;/socgen:<text:span text:style-name="T25">syn</text:span>&gt;</text:p>
      <text:p text:style-name="P52"/>
      <text:p text:style-name="P52"/>
      <text:p text:style-name="P52"/>
      <text:p text:style-name="P52"/>
      <text:p text:style-name="P39"/>
      <text:p text:style-name="P39"/>
      <text:p text:style-name="P39"/>
      <text:p text:style-name="P39"/>
      <text:list xml:id="list1405152317" text:continue-numbering="true" text:style-name="L1">
        <text:list-item>
          <text:list>
            <text:list-item>
              <text:h text:style-name="P103" text:outline-level="2"><text:soft-page-break/>IP-Xact spirit:component file</text:h>
            </text:list-item>
          </text:list>
        </text:list-item>
      </text:list>
      <text:p text:style-name="P39"/>
      <text:p text:style-name="P9"/>
      <text:p text:style-name="P9"><text:tab/>Some of the blocks will be parametrized. This section contains a list of those parameters and default values:</text:p>
      <text:p text:style-name="P44"/>
      <text:p text:style-name="P44"/>
      <text:p text:style-name="P13"/>
      <text:p text:style-name="P13"/>
      <text:p text:style-name="P13"/>
      <text:p text:style-name="P13"/>
      <text:p text:style-name="P13"/>
      <text:p text:style-name="P13"/>
      <text:p text:style-name="P13"/>
      <text:p text:style-name="P13"/>
      <text:p text:style-name="P13"/>
      <text:p text:style-name="P13"/>
      <text:p text:style-name="P5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647854038" text:continue-numbering="true" text:style-name="L1">
        <text:list-item>
          <text:list>
            <text:list-item>
              <text:h text:style-name="P103" text:outline-level="2"><text:soft-page-break/>IP-Xact spirit:design file</text:h>
            </text:list-item>
          </text:list>
        </text:list-item>
      </text:list>
      <text:p text:style-name="P39"/>
      <text:p text:style-name="P9"/>
      <text:p text:style-name="P9"><text:tab/>Some of the blocks will be parametrized. This section contains a list of those parameters and default values:</text:p>
      <text:p text:style-name="P39"/>
      <text:list xml:id="list217823916" text:continue-numbering="true" text:style-name="L1">
        <text:list-item>
          <text:list>
            <text:list-item>
              <text:h text:style-name="P103" text:outline-level="2">IP-Xact spirit:designCfg file</text:h>
            </text:list-item>
          </text:list>
        </text:list-item>
      </text:list>
      <text:p text:style-name="P39"/>
      <text:p text:style-name="P9"/>
      <text:p text:style-name="P9"><text:tab/>Some of the blocks will be parametrized. This section contains a list of those parameters and default values:</text:p>
      <text:p text:style-name="P39"/>
      <text:list xml:id="list226478247" text:continue-numbering="true" text:style-name="L1">
        <text:list-item>
          <text:list>
            <text:list-item>
              <text:h text:style-name="P103" text:outline-level="2">IP-Xact spirit:busDefinition file</text:h>
            </text:list-item>
          </text:list>
        </text:list-item>
      </text:list>
      <text:p text:style-name="P39"/>
      <text:p text:style-name="P9"/>
      <text:p text:style-name="P9"><text:tab/>Some of the blocks will be parametrized. This section contains a list of those parameters and default values:</text:p>
      <text:p text:style-name="P39"/>
      <text:p text:style-name="P39"/>
      <text:list xml:id="list2102944636" text:continue-numbering="true" text:style-name="L1">
        <text:list-item>
          <text:list>
            <text:list-item>
              <text:h text:style-name="P103" text:outline-level="2">IP-Xact spirit:abstractionDef file</text:h>
            </text:list-item>
          </text:list>
        </text:list-item>
      </text:list>
      <text:p text:style-name="P39"/>
      <text:p text:style-name="P9"/>
      <text:p text:style-name="P9"><text:tab/>Some of the blocks will be parametrized. This section contains a list of those parameters and default values:</text:p>
      <text:p text:style-name="P44"/>
      <text:p text:style-name="P39"/>
      <text:p text:style-name="P39"/>
      <text:p text:style-name="P39"/>
      <text:p text:style-name="P39"/>
      <text:p text:style-name="P39"/>
      <text:p text:style-name="P39"/>
      <text:list xml:id="list1841146482" text:continue-numbering="true" text:style-name="L1">
        <text:list-item>
          <text:list>
            <text:list-item>
              <text:h text:style-name="P104" text:outline-level="2"><text:soft-page-break/>SOCGEN Deviations from IEEE1685-2009 Standard <text:s/></text:h>
            </text:list-item>
          </text:list>
        </text:list-item>
      </text:list>
      <text:p text:style-name="P22"/>
      <text:p text:style-name="P41"/>
      <text:p text:style-name="P41"><text:tab/><text:span text:style-name="T21">Although an attempt was made to fully adhere </text:span><text:span text:style-name="T22">to the IP-Xact standard there are several areas where this was not done because of issues with the standard. Users needing complete compatibility will have to translate between SOCGEN meta-data files and the standard.</text:span></text:p>
      <text:p text:style-name="P41"/>
      <text:list xml:id="list136971632" text:continue-numbering="true" text:style-name="L1">
        <text:list-item>
          <text:list>
            <text:list-item>
              <text:list>
                <text:list-item>
                  <text:h text:style-name="P97" text:outline-level="3"><text:span text:style-name="T22">Node definitions in component file</text:span></text:h>
                </text:list-item>
                <text:list-item>
                  <text:h text:style-name="P97" text:outline-level="3"><text:span text:style-name="T22">Bus ports not copied in database</text:span></text:h>
                </text:list-item>
                <text:list-item>
                  <text:h text:style-name="P97" text:outline-level="3"><text:span text:style-name="T26">S</text:span><text:span text:style-name="T22">upport reference to component file </text:span><text:span text:style-name="T26">in views</text:span></text:h>
                </text:list-item>
                <text:list-item>
                  <text:h text:style-name="P97" text:outline-level="3"><text:span text:style-name="T22">Complex port connections not supported</text:span></text:h>
                </text:list-item>
                <text:list-item>
                  <text:h text:style-name="P100" text:outline-level="3">Aliased port connections not supported</text:h>
                </text:list-item>
              </text:list>
            </text:list-item>
          </text:list>
        </text:list-item>
      </text:list>
      <text:p text:style-name="P70"/>
      <text:list xml:id="list1002026222" text:continue-numbering="true" text:style-name="L1">
        <text:list-item>
          <text:h text:style-name="P92" text:outline-level="1">Tools</text:h>
          <text:list>
            <text:list-item>
              <text:h text:style-name="P101" text:outline-level="2">Install</text:h>
            </text:list-item>
          </text:list>
        </text:list-item>
      </text:list>
      <text:p text:style-name="P5"/>
      <text:p text:style-name="P9"/>
      <text:p text:style-name="P9"><text:tab/>SOCGEN requires that numerous other tools are installed on your system in order to function. Most of these can be installed by going into the subdirectory that matches your operating system and typing:</text:p>
      <text:p text:style-name="P9"/>
      <text:p text:style-name="P9">$ <text:span text:style-name="T11">make install</text:span></text:p>
      <text:p text:style-name="P9"/>
      <text:p text:style-name="P39">Other tools will need to be downloaded from their sources and manually installed. These include:</text:p>
      <text:p text:style-name="P39"/>
      <text:list xml:id="list1019512659" text:style-name="L7">
        <text:list-item>
          <text:p text:style-name="P80">openrisc tool chain or-32-elf.</text:p>
          <text:p text:style-name="P80"/>
        </text:list-item>
        <text:list-item>
          <text:p text:style-name="P80">Xilinx webpack version 13.3</text:p>
          <text:p text:style-name="P80"/>
        </text:list-item>
        <text:list-item>
          <text:p text:style-name="P80">Fizzim State Machine Tool</text:p>
        </text:list-item>
      </text:list>
      <text:p text:style-name="P39"/>
      <text:p text:style-name="P39"/>
      <text:p text:style-name="P39"/>
      <text:p text:style-name="P39"><text:tab/>There is also a sample dot_profile file that may be used to replace your ~/.profile in order to setup your environment upon login.</text:p>
      <text:p text:style-name="P39"/>
      <text:p text:style-name="P39"/>
      <text:p text:style-name="P39"/>
      <text:p text:style-name="P39"/>
      <text:p text:style-name="P39"/>
      <text:p text:style-name="P39"/>
      <text:p text:style-name="P39"/>
      <text:p text:style-name="P39"/>
      <text:p text:style-name="P39"/>
      <text:list xml:id="list1147864944" text:continue-list="list1002026222" text:style-name="L1">
        <text:list-item>
          <text:list>
            <text:list-item>
              <text:h text:style-name="P103" text:outline-level="2"><text:soft-page-break/>YellowPages (yp)</text:h>
            </text:list-item>
          </text:list>
        </text:list-item>
      </text:list>
      <text:p text:style-name="P39"/>
      <text:p text:style-name="P9"><text:tab/>Every ip-xact tool flow has <text:s/>yellowpages support. The scripts will build two registry files that contain the VLNV and file type for every ip-xact and socgen xml file as well as its filename and directory.A lib.pm provides support functions used by all of the socgen tools.</text:p>
      <text:p text:style-name="P9"/>
      <text:p text:style-name="P9"><text:tab/>The registry must be rebuilt anytime ip is added or removed from the projects directory. This is done from the top level by typing:</text:p>
      <text:p text:style-name="P9"/>
      <text:p text:style-name="P24">$make index</text:p>
      <text:p text:style-name="P9"/>
      <text:p text:style-name="P9"/>
      <text:p text:style-name="P9"/>
      <text:p text:style-name="P9"/>
      <text:list xml:id="list1841943116" text:continue-numbering="true" text:style-name="L1">
        <text:list-item>
          <text:list>
            <text:list-item>
              <text:h text:style-name="P103" text:outline-level="2">Sys</text:h>
            </text:list-item>
          </text:list>
        </text:list-item>
      </text:list>
      <text:p text:style-name="P9"/>
      <text:p text:style-name="P9"><text:tab/>The total number of signals is 30. This is lower than our first estim</text:p>
      <text:p text:style-name="P9"/>
      <text:p text:style-name="P9"/>
      <text:p text:style-name="P9"/>
      <text:p text:style-name="P9"/>
      <text:list xml:id="list569371053" text:continue-numbering="true" text:style-name="L1">
        <text:list-item>
          <text:list>
            <text:list-item>
              <text:h text:style-name="P103" text:outline-level="2">Verilog</text:h>
            </text:list-item>
          </text:list>
        </text:list-item>
      </text:list>
      <text:p text:style-name="P9"/>
      <text:p text:style-name="P9"><text:tab/>The total number of signals is 30. This is lower than our first estimates when there was no keyboard controller but still keeps the chip pad limited. A </text:p>
      <text:p text:style-name="P9"/>
      <text:p text:style-name="P9"/>
      <text:p text:style-name="P39"/>
      <text:p text:style-name="P9"/>
      <text:list xml:id="list1478259077" text:continue-numbering="true" text:style-name="L1">
        <text:list-item>
          <text:list>
            <text:list-item>
              <text:h text:style-name="P103" text:outline-level="2">Simulation </text:h>
            </text:list-item>
          </text:list>
        </text:list-item>
      </text:list>
      <text:p text:style-name="P9"/>
      <text:p text:style-name="P9"><text:tab/>The <text:s/></text:p>
      <text:p text:style-name="P9"/>
      <text:p text:style-name="P9"/>
      <text:p text:style-name="P39"/>
      <text:list xml:id="list1740437834" text:continue-numbering="true" text:style-name="L1">
        <text:list-item>
          <text:list>
            <text:list-item>
              <text:list>
                <text:list-item>
                  <text:h text:style-name="P94" text:outline-level="3"><text:soft-page-break/>Testbench Creation</text:h>
                </text:list-item>
              </text:list>
            </text:list-item>
          </text:list>
        </text:list-item>
      </text:list>
      <text:p text:style-name="P38"/>
      <text:p text:style-name="P38"/>
      <text:p text:style-name="P9"/>
      <text:p text:style-name="P9"/>
      <text:p text:style-name="P39"/>
      <text:list xml:id="list1119537578" text:continue-numbering="true" text:style-name="L1">
        <text:list-item>
          <text:list>
            <text:list-item>
              <text:list>
                <text:list-item>
                  <text:h text:style-name="P94" text:outline-level="3">Icarus Verilog Simulation </text:h>
                </text:list-item>
              </text:list>
            </text:list-item>
          </text:list>
        </text:list-item>
      </text:list>
      <text:p text:style-name="P38"/>
      <text:p text:style-name="P38"/>
      <text:p text:style-name="P39"/>
      <text:list xml:id="list774417788" text:continue-numbering="true" text:style-name="L1">
        <text:list-item>
          <text:list>
            <text:list-item>
              <text:list>
                <text:list-item>
                  <text:h text:style-name="P94" text:outline-level="3">Verilator Linting</text:h>
                </text:list-item>
              </text:list>
            </text:list-item>
          </text:list>
        </text:list-item>
      </text:list>
      <text:p text:style-name="P38"/>
      <text:p text:style-name="P38"/>
      <text:p text:style-name="P38"/>
      <text:list xml:id="list1982530329" text:continue-numbering="true" text:style-name="L1">
        <text:list-item>
          <text:list>
            <text:list-item>
              <text:list>
                <text:list-item>
                  <text:h text:style-name="P94" text:outline-level="3">Coverage code coverage</text:h>
                </text:list-item>
              </text:list>
            </text:list-item>
          </text:list>
        </text:list-item>
      </text:list>
      <text:p text:style-name="P38"/>
      <text:p text:style-name="P9"/>
      <text:p text:style-name="P39"/>
      <text:list xml:id="list641350188" text:continue-numbering="true" text:style-name="L1">
        <text:list-item>
          <text:list>
            <text:list-item>
              <text:list>
                <text:list-item>
                  <text:h text:style-name="P94" text:outline-level="3">Gtkwave waveform viewing</text:h>
                </text:list-item>
              </text:list>
            </text:list-item>
          </text:list>
        </text:list-item>
      </text:list>
      <text:p text:style-name="P38"/>
      <text:p text:style-name="P38"/>
      <text:p text:style-name="P38"/>
      <text:p text:style-name="P38"/>
      <text:p text:style-name="P38"/>
      <text:p text:style-name="P52"/>
      <text:p text:style-name="P9"/>
      <text:p text:style-name="P39"/>
      <text:p text:style-name="P9"/>
      <text:p text:style-name="P9"/>
      <text:p text:style-name="P9"/>
      <text:p text:style-name="P9"/>
      <text:list xml:id="list753118513" text:continue-numbering="true" text:style-name="L1">
        <text:list-item>
          <text:list>
            <text:list-item>
              <text:h text:style-name="P103" text:outline-level="2"><text:soft-page-break/>Synthesys</text:h>
            </text:list-item>
          </text:list>
        </text:list-item>
      </text:list>
      <text:p text:style-name="P9"/>
      <text:p text:style-name="P9"><text:tab/>The <text:s/></text:p>
      <text:p text:style-name="P9"/>
      <text:p text:style-name="P9"/>
      <text:p text:style-name="P9"/>
      <text:p text:style-name="P39"/>
      <text:p text:style-name="P9"/>
      <text:p text:style-name="P9"/>
      <text:p text:style-name="P9"/>
      <text:p text:style-name="P9"/>
      <text:list xml:id="list540436279" text:continue-numbering="true" text:style-name="L1">
        <text:list-item>
          <text:list>
            <text:list-item>
              <text:h text:style-name="P103" text:outline-level="2">Regtool</text:h>
            </text:list-item>
          </text:list>
        </text:list-item>
      </text:list>
      <text:p text:style-name="P9"/>
      <text:p text:style-name="P9"><text:tab/>The </text:p>
      <text:p text:style-name="P9"/>
      <text:p text:style-name="P9"/>
      <text:p text:style-name="P9"/>
      <text:p text:style-name="P39"/>
      <text:p text:style-name="P9"/>
      <text:p text:style-name="P9"/>
      <text:p text:style-name="P9"/>
      <text:p text:style-name="P9"/>
      <text:p text:style-name="P9"/>
      <text:p text:style-name="P9"/>
      <text:list xml:id="list813820921" text:continue-numbering="true" text:style-name="L1">
        <text:list-item>
          <text:list>
            <text:list-item>
              <text:h text:style-name="P103" text:outline-level="2">Fizzim</text:h>
            </text:list-item>
          </text:list>
        </text:list-item>
      </text:list>
      <text:p text:style-name="P39"/>
      <text:p text:style-name="P9"/>
      <text:p text:style-name="P9"><text:tab/>The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182131641" text:continue-numbering="true" text:style-name="L1">
        <text:list-item>
          <text:h text:style-name="P89" text:outline-level="1"><text:soft-page-break/>References</text:h>
        </text:list-item>
      </text:list>
      <text:p text:style-name="P13"/>
      <text:p text:style-name="P15"><text:s/>SOCGEN project <text:s text:c="14"/></text:p>
      <text:p text:style-name="Standard"><text:span text:style-name="T7"><text:s/></text:span><text:a xlink:type="simple" xlink:href="http://opencores.org/project,socgen"><text:span text:style-name="T7">http://opencores.org/project,socgen</text:span></text:a></text:p>
      <text:p text:style-name="P15"/>
      <text:p text:style-name="P15"><text:s/>IP-Xact standard <text:s text:c="11"/></text:p>
      <text:p text:style-name="Standard"><text:span text:style-name="T7"><text:s/></text:span><text:a xlink:type="simple" xlink:href="http://standards.ieee.org/getieee/1685/download/1685-2009.pdf"><text:span text:style-name="T7">http://standards.ieee.org/getieee/1685/download/1685-2009.pdf</text:span></text:a></text:p>
      <text:p text:style-name="P12"/>
      <text:p text:style-name="Standard"><text:span text:style-name="T7"><text:s/>Accellera <text:s text:c="32"/></text:span><text:a xlink:type="simple" xlink:href="http://www.accellera.org/apps/org/workgroup/ipxug/download.php/11213/Accellera_Standardized_Bus_Definition_Creation_Workflow.pdf"><text:span text:style-name="T7">http://www.accellera.org/apps/org/workgroup/ipxug/download.php/11213/Accellera_Standardized_Bus_Definition_Creation_Workflow.pdf</text:span></text:a></text:p>
      <text:p text:style-name="P15"/>
      <text:p text:style-name="Standard"><text:span text:style-name="T7"><text:s/>Accellera <text:s text:c="30"/></text:span><text:a xlink:type="simple" xlink:href="http://www.accellera.org/apps/org/workgroup/ipxug/download.php/11211/Accellera_IP-XACT_Bus_Definition_Creation_Guidelines.pdf5/download/1685-2009.pdf"><text:span text:style-name="T7">http://www.accellera.org/apps/org/workgroup/ipxug/download.php/11211/Accellera_IP-XACT_Bus_Definition_Creation_Guidelines.pdf5/download/1685-2009.pdf</text:span></text:a></text:p>
      <text:p text:style-name="P15"/>
      <text:p text:style-name="P14"/>
      <text:p text:style-name="P14"/>
      <text:p text:style-name="P5"/>
      <text:p text:style-name="P34"/>
      <text:list xml:id="list1164436917" text:continue-numbering="true" text:style-name="L1">
        <text:list-item>
          <text:h text:style-name="P87" text:outline-level="1">Quick Start Guide</text:h>
        </text:list-item>
      </text:list>
      <text:p text:style-name="P46"/>
      <text:p text:style-name="P46"/>
      <text:p text:style-name="P46"/>
      <text:p text:style-name="P16"><text:tab/><text:span text:style-name="T1">The fastest way to use socgen is to first download the complete project from the opencores.org website. Socgen requires the addition of several opensource</text:span><text:span text:style-name="T1"> tools in order to operate. These can be found under the /socgen/tools/install directories. In some cases a script is provided while others will require that you install a tool from its own website.</text:span></text:p>
      <text:p text:style-name="P17"/>
      <text:p text:style-name="P17">Once ever<text:span text:style-name="T20">y</text:span>thing is installed and working then change to the socgen directory and type:</text:p>
      <text:p text:style-name="P17"/>
      <text:p text:style-name="P17"/>
      <text:p text:style-name="P17"/>
      <text:p text:style-name="P28">make index</text:p>
      <text:p text:style-name="P28"/>
      <text:p text:style-name="P28"/>
      <text:p text:style-name="P28">./test</text:p>
      <text:p text:style-name="P28"/>
      <text:p text:style-name="P17"/>
      <text:p text:style-name="P17">after everything has run the results can be checked by typing:</text:p>
      <text:p text:style-name="P17"/>
      <text:p text:style-name="P17"/>
      <text:p text:style-name="P28">make check_sims</text:p>
      <text:p text:style-name="P28"/>
      <text:p text:style-name="P28">make check_fpgas</text:p>
      <text:p text:style-name="P28"/>
      <text:p text:style-name="P17"/>
      <text:p text:style-name="P17"/>
      <text:p text:style-name="P46"/>
      <text:p text:style-name="P46"/>
      <text:p text:style-name="P4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Tahoma1" svg:font-family="Tahoma"/>
    <style:font-face style:name="CenturySchoolbook" svg:font-family="CenturySchoolbook" style:font-family-generic="roman"/>
    <style:font-face style:name="TimesNewRomanPSMT" svg:font-family="TimesNewRomanPSMT" style:font-family-generic="roman"/>
    <style:font-face style:name="Helvetica-Bold" svg:font-family="Helvetica-Bold" style:font-family-generic="swiss"/>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erif" svg:font-family="'DejaVu Serif'" style:font-family-generic="roman" style:font-pitch="variable"/>
    <style:font-face style:name="Bitstream Vera Sans" svg:font-family="'Bitstream Vera Sans'" style:font-family-generic="swiss" style:font-pitch="variable"/>
    <style:font-face style:name="Courier 10 Pitch" svg:font-family="'Courier 10 Pitch'" style:font-family-generic="swiss" style:font-pitch="variable"/>
    <style:font-face style:name="DejaVu Serif1" svg:font-family="'DejaVu Serif'"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normal"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size="10pt" style:font-name-asian="Bitstream Vera Sans Mono" style:font-size-asian="10pt" style:font-name-complex="Bitstream Vera Sans Mono" style:font-size-complex="10pt"/>
    </style:style>
    <style:style style:name="acronym" style:family="paragraph" style:parent-style-name="Standard" style:next-style-name="Standard"/>
    <style:style style:name="Fig." style:family="paragraph" style:parent-style-name="Caption">
      <style:paragraph-properties fo:text-align="center" style:justify-single-word="false"/>
      <style:text-properties fo:font-size="10pt"/>
    </style:style>
    <style:style style:name="Tab." style:family="paragraph" style:parent-style-name="Caption">
      <style:paragraph-properties fo:text-align="center" style:justify-single-word="false"/>
      <style:text-properties fo:font-size="10pt"/>
    </style:style>
    <style:style style:name="Sem_20_Título1" style:display-name="Sem Título1" style:family="paragraph" style:parent-style-name="Heading_20_1" style:default-outline-level="" style:list-style-name="">
      <style:paragraph-properties fo:text-align="center" style:justify-single-word="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Footnote_20_Symbol" style:display-name="Footnote Symbol" style:family="text"/>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Teletype" style:family="text">
      <style:text-properties style:font-name="Bitstream Vera Sans Mono" style:font-name-asian="Bitstream Vera Sans Mono" style:font-name-complex="Bitstream Vera Sans Mono"/>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text:page-number text:select-page="current">2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12-08-21T17:18:07</meta:creation-date>
    <dc:language>en-US</dc:language>
    <meta:editing-cycles>76</meta:editing-cycles>
    <meta:editing-duration>PT4H24M31S</meta:editing-duration>
    <meta:keyword>ipxact soc  eda toolset opensoutrce</meta:keyword>
    <dc:subject>Installation and usage of sogen tools and IP</dc:subject>
    <dc:title>SOCGEN Project  User Manual</dc:title>
    <dc:date>2012-12-21T21:29:32</dc:date>
    <dc:creator>Ouabache Designworks</dc:creator>
    <meta:document-statistic meta:table-count="2" meta:image-count="0" meta:object-count="0" meta:page-count="39" meta:paragraph-count="437" meta:word-count="4178" meta:character-count="30035" meta:non-whitespace-character-count="23791"/>
    <meta:user-defined meta:name="Info 1"/>
    <meta:user-defined meta:name="Info 2"/>
    <meta:user-defined meta:name="Info 3"/>
    <meta:user-defined meta:name="Info 4"/>
  </office:meta>
</office:document-meta>
</file>